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bold" officeooo:rsid="005766b0" officeooo:paragraph-rsid="005766b0" style:font-weight-asian="bold" style:font-weight-complex="bold"/>
    </style:style>
    <style:style style:name="P39" style:family="paragraph" style:parent-style-name="Standard">
      <style:text-properties fo:font-weight="bold" officeooo:rsid="00593452" officeooo:paragraph-rsid="00593452" style:font-weight-asian="bold" style:font-weight-complex="bold"/>
    </style:style>
    <style:style style:name="P40" style:family="paragraph" style:parent-style-name="Standard">
      <style:text-properties fo:font-weight="bold" officeooo:rsid="005aacc6" officeooo:paragraph-rsid="005aacc6" style:font-weight-asian="bold" style:font-weight-complex="bold"/>
    </style:style>
    <style:style style:name="P41" style:family="paragraph" style:parent-style-name="Standard">
      <style:text-properties fo:font-weight="bold" officeooo:rsid="005be4fd" officeooo:paragraph-rsid="005be4fd" style:font-weight-asian="bold" style:font-weight-complex="bold"/>
    </style:style>
    <style:style style:name="P42" style:family="paragraph" style:parent-style-name="Standard">
      <style:text-properties fo:font-weight="normal" officeooo:rsid="000f31c3" officeooo:paragraph-rsid="000f31c3" style:font-weight-asian="normal" style:font-weight-complex="normal"/>
    </style:style>
    <style:style style:name="P43" style:family="paragraph" style:parent-style-name="Standard">
      <style:text-properties fo:font-weight="normal" officeooo:rsid="0016dce5" officeooo:paragraph-rsid="0016dce5" style:font-weight-asian="normal" style:font-weight-complex="normal"/>
    </style:style>
    <style:style style:name="P44" style:family="paragraph" style:parent-style-name="Standard">
      <style:text-properties fo:font-weight="normal" officeooo:rsid="0018bc61" officeooo:paragraph-rsid="0018bc61" style:font-weight-asian="normal" style:font-weight-complex="normal"/>
    </style:style>
    <style:style style:name="P45" style:family="paragraph" style:parent-style-name="Standard">
      <style:text-properties fo:font-weight="normal" officeooo:rsid="001944d0" officeooo:paragraph-rsid="001944d0" style:font-weight-asian="normal" style:font-weight-complex="normal"/>
    </style:style>
    <style:style style:name="P46" style:family="paragraph" style:parent-style-name="Standard">
      <style:text-properties fo:font-weight="normal" officeooo:rsid="001c9e7e" officeooo:paragraph-rsid="001c9e7e" style:font-weight-asian="normal" style:font-weight-complex="normal"/>
    </style:style>
    <style:style style:name="P47" style:family="paragraph" style:parent-style-name="Standard">
      <style:text-properties fo:font-weight="normal" officeooo:rsid="001d93e6" officeooo:paragraph-rsid="001d93e6" style:font-weight-asian="normal" style:font-weight-complex="normal"/>
    </style:style>
    <style:style style:name="P48" style:family="paragraph" style:parent-style-name="Standard">
      <style:text-properties fo:font-weight="normal" officeooo:rsid="001e89cb" officeooo:paragraph-rsid="001e89cb" style:font-weight-asian="normal" style:font-weight-complex="normal"/>
    </style:style>
    <style:style style:name="P49" style:family="paragraph" style:parent-style-name="Standard">
      <style:text-properties fo:font-weight="normal" officeooo:rsid="001ebad9" officeooo:paragraph-rsid="001ebad9" style:font-weight-asian="normal" style:font-weight-complex="normal"/>
    </style:style>
    <style:style style:name="P50" style:family="paragraph" style:parent-style-name="Standard">
      <style:text-properties fo:font-weight="normal" officeooo:rsid="001fbefc" officeooo:paragraph-rsid="001fbefc" style:font-weight-asian="normal" style:font-weight-complex="normal"/>
    </style:style>
    <style:style style:name="P51" style:family="paragraph" style:parent-style-name="Standard">
      <style:text-properties fo:font-weight="normal" officeooo:rsid="000f8b1a" officeooo:paragraph-rsid="000f8b1a" style:font-weight-asian="normal" style:font-weight-complex="normal"/>
    </style:style>
    <style:style style:name="P52" style:family="paragraph" style:parent-style-name="Standard">
      <style:text-properties fo:font-weight="normal" officeooo:rsid="0010681d" officeooo:paragraph-rsid="0010681d" style:font-weight-asian="normal" style:font-weight-complex="normal"/>
    </style:style>
    <style:style style:name="P53" style:family="paragraph" style:parent-style-name="Standard">
      <style:text-properties fo:font-weight="normal" officeooo:rsid="00111f7d" officeooo:paragraph-rsid="00111f7d" style:font-weight-asian="normal" style:font-weight-complex="normal"/>
    </style:style>
    <style:style style:name="P54" style:family="paragraph" style:parent-style-name="Standard">
      <style:text-properties fo:font-weight="normal" officeooo:rsid="0015df3a" officeooo:paragraph-rsid="0015df3a" style:font-weight-asian="normal" style:font-weight-complex="normal"/>
    </style:style>
    <style:style style:name="P55" style:family="paragraph" style:parent-style-name="Standard">
      <style:text-properties fo:font-weight="normal" officeooo:rsid="001abcea" officeooo:paragraph-rsid="001abcea" style:font-weight-asian="normal" style:font-weight-complex="normal"/>
    </style:style>
    <style:style style:name="P56" style:family="paragraph" style:parent-style-name="Standard">
      <style:text-properties fo:font-weight="normal" officeooo:rsid="001d8c4b" officeooo:paragraph-rsid="001d8c4b" style:font-weight-asian="normal" style:font-weight-complex="normal"/>
    </style:style>
    <style:style style:name="P57" style:family="paragraph" style:parent-style-name="Standard">
      <style:text-properties fo:font-weight="normal" officeooo:rsid="00218cfe" officeooo:paragraph-rsid="00218cfe" style:font-weight-asian="normal" style:font-weight-complex="normal"/>
    </style:style>
    <style:style style:name="P58" style:family="paragraph" style:parent-style-name="Standard">
      <style:text-properties fo:font-weight="normal" officeooo:rsid="00232ed5" officeooo:paragraph-rsid="00232ed5" style:font-weight-asian="normal" style:font-weight-complex="normal"/>
    </style:style>
    <style:style style:name="P59" style:family="paragraph" style:parent-style-name="Standard">
      <style:text-properties fo:font-weight="normal" officeooo:rsid="00237ad1" officeooo:paragraph-rsid="00237ad1" style:font-weight-asian="normal" style:font-weight-complex="normal"/>
    </style:style>
    <style:style style:name="P60" style:family="paragraph" style:parent-style-name="Standard">
      <style:text-properties fo:font-weight="normal" officeooo:rsid="0024bfbb" officeooo:paragraph-rsid="0024bfbb" style:font-weight-asian="normal" style:font-weight-complex="normal"/>
    </style:style>
    <style:style style:name="P61" style:family="paragraph" style:parent-style-name="Standard">
      <style:text-properties fo:font-weight="normal" officeooo:rsid="0025ac2c" officeooo:paragraph-rsid="0025ac2c" style:font-weight-asian="normal" style:font-weight-complex="normal"/>
    </style:style>
    <style:style style:name="P62" style:family="paragraph" style:parent-style-name="Standard">
      <style:text-properties fo:font-weight="normal" officeooo:rsid="00273912" officeooo:paragraph-rsid="00273912" style:font-weight-asian="normal" style:font-weight-complex="normal"/>
    </style:style>
    <style:style style:name="P63" style:family="paragraph" style:parent-style-name="Standard">
      <style:text-properties fo:font-weight="normal" officeooo:rsid="00287807" officeooo:paragraph-rsid="00287807" style:font-weight-asian="normal" style:font-weight-complex="normal"/>
    </style:style>
    <style:style style:name="P64" style:family="paragraph" style:parent-style-name="Standard">
      <style:text-properties fo:font-weight="normal" officeooo:rsid="002993bc" officeooo:paragraph-rsid="002993bc" style:font-weight-asian="normal" style:font-weight-complex="normal"/>
    </style:style>
    <style:style style:name="P65" style:family="paragraph" style:parent-style-name="Standard">
      <style:text-properties fo:font-weight="normal" officeooo:rsid="002af2bd" officeooo:paragraph-rsid="002af2bd" style:font-weight-asian="normal" style:font-weight-complex="normal"/>
    </style:style>
    <style:style style:name="P66" style:family="paragraph" style:parent-style-name="Standard">
      <style:text-properties fo:font-weight="normal" officeooo:rsid="003084c7" officeooo:paragraph-rsid="003084c7" style:font-weight-asian="normal" style:font-weight-complex="normal"/>
    </style:style>
    <style:style style:name="P67" style:family="paragraph" style:parent-style-name="Standard">
      <style:text-properties fo:font-weight="normal" officeooo:rsid="002999d9" officeooo:paragraph-rsid="002999d9" style:font-weight-asian="normal" style:font-weight-complex="normal"/>
    </style:style>
    <style:style style:name="P68" style:family="paragraph" style:parent-style-name="Standard">
      <style:text-properties fo:font-weight="normal" officeooo:rsid="002c90cb" officeooo:paragraph-rsid="002c5cba" style:font-weight-asian="normal" style:font-weight-complex="normal"/>
    </style:style>
    <style:style style:name="P69" style:family="paragraph" style:parent-style-name="Standard">
      <style:text-properties fo:font-weight="normal" officeooo:rsid="002e8c62" officeooo:paragraph-rsid="002e8c62" style:font-weight-asian="normal" style:font-weight-complex="normal"/>
    </style:style>
    <style:style style:name="P70" style:family="paragraph" style:parent-style-name="Standard">
      <style:text-properties fo:font-weight="normal" officeooo:rsid="00386c1c" officeooo:paragraph-rsid="00386c1c" style:font-weight-asian="normal" style:font-weight-complex="normal"/>
    </style:style>
    <style:style style:name="P71" style:family="paragraph" style:parent-style-name="Standard">
      <style:text-properties fo:font-weight="normal" officeooo:rsid="003a3227" officeooo:paragraph-rsid="003a3227" style:font-weight-asian="normal" style:font-weight-complex="normal"/>
    </style:style>
    <style:style style:name="P72" style:family="paragraph" style:parent-style-name="Standard">
      <style:text-properties fo:font-weight="normal" officeooo:rsid="003c24bd" officeooo:paragraph-rsid="003c24bd" style:font-weight-asian="normal" style:font-weight-complex="normal"/>
    </style:style>
    <style:style style:name="P73" style:family="paragraph" style:parent-style-name="Standard">
      <style:text-properties fo:font-weight="normal" officeooo:rsid="003d8358" officeooo:paragraph-rsid="003d8358" style:font-weight-asian="normal" style:font-weight-complex="normal"/>
    </style:style>
    <style:style style:name="P74" style:family="paragraph" style:parent-style-name="Standard">
      <style:text-properties fo:font-weight="normal" officeooo:rsid="003e2958" officeooo:paragraph-rsid="003e2958" style:font-weight-asian="normal" style:font-weight-complex="normal"/>
    </style:style>
    <style:style style:name="P75" style:family="paragraph" style:parent-style-name="Standard">
      <style:text-properties fo:font-weight="normal" officeooo:rsid="003e2d6d" officeooo:paragraph-rsid="003e2d6d" style:font-weight-asian="normal" style:font-weight-complex="normal"/>
    </style:style>
    <style:style style:name="P76" style:family="paragraph" style:parent-style-name="Standard">
      <style:text-properties fo:font-weight="normal" officeooo:rsid="003f3510" officeooo:paragraph-rsid="003f3510" style:font-weight-asian="normal" style:font-weight-complex="normal"/>
    </style:style>
    <style:style style:name="P77" style:family="paragraph" style:parent-style-name="Standard">
      <style:text-properties fo:font-weight="normal" officeooo:rsid="003f5f4d" officeooo:paragraph-rsid="003f5f4d" style:font-weight-asian="normal" style:font-weight-complex="normal"/>
    </style:style>
    <style:style style:name="P78" style:family="paragraph" style:parent-style-name="Standard">
      <style:text-properties fo:font-weight="normal" officeooo:rsid="003ff3ee" officeooo:paragraph-rsid="003ff3ee" style:font-weight-asian="normal" style:font-weight-complex="normal"/>
    </style:style>
    <style:style style:name="P79" style:family="paragraph" style:parent-style-name="Standard">
      <style:text-properties fo:font-weight="normal" officeooo:rsid="0041d33f" officeooo:paragraph-rsid="0041d33f" style:font-weight-asian="normal" style:font-weight-complex="normal"/>
    </style:style>
    <style:style style:name="P80" style:family="paragraph" style:parent-style-name="Standard">
      <style:text-properties fo:font-weight="normal" officeooo:rsid="0043700c" officeooo:paragraph-rsid="0043700c" style:font-weight-asian="normal" style:font-weight-complex="normal"/>
    </style:style>
    <style:style style:name="P81" style:family="paragraph" style:parent-style-name="Standard">
      <style:text-properties fo:font-weight="normal" officeooo:rsid="0043a14e" officeooo:paragraph-rsid="0043a14e" style:font-weight-asian="normal" style:font-weight-complex="normal"/>
    </style:style>
    <style:style style:name="P82" style:family="paragraph" style:parent-style-name="Standard">
      <style:text-properties fo:font-weight="normal" officeooo:rsid="00457c43" officeooo:paragraph-rsid="00457c43" style:font-weight-asian="normal" style:font-weight-complex="normal"/>
    </style:style>
    <style:style style:name="P83" style:family="paragraph" style:parent-style-name="Standard">
      <style:text-properties fo:font-weight="normal" officeooo:rsid="0046aba2" officeooo:paragraph-rsid="0046aba2" style:font-weight-asian="normal" style:font-weight-complex="normal"/>
    </style:style>
    <style:style style:name="P84" style:family="paragraph" style:parent-style-name="Standard">
      <style:text-properties fo:font-weight="normal" officeooo:rsid="0046f735" officeooo:paragraph-rsid="0046f735" style:font-weight-asian="normal" style:font-weight-complex="normal"/>
    </style:style>
    <style:style style:name="P85" style:family="paragraph" style:parent-style-name="Standard">
      <style:text-properties fo:font-weight="normal" officeooo:rsid="004725ae" officeooo:paragraph-rsid="004725ae" style:font-weight-asian="normal" style:font-weight-complex="normal"/>
    </style:style>
    <style:style style:name="P86" style:family="paragraph" style:parent-style-name="Standard">
      <style:text-properties fo:font-weight="normal" officeooo:rsid="004a915b" officeooo:paragraph-rsid="004a915b" style:font-weight-asian="normal" style:font-weight-complex="normal"/>
    </style:style>
    <style:style style:name="P87" style:family="paragraph" style:parent-style-name="Standard">
      <style:text-properties fo:font-weight="normal" officeooo:rsid="004ad4e0" officeooo:paragraph-rsid="004ad4e0" style:font-weight-asian="normal" style:font-weight-complex="normal"/>
    </style:style>
    <style:style style:name="P88" style:family="paragraph" style:parent-style-name="Standard">
      <style:text-properties fo:font-weight="normal" officeooo:rsid="0050ee08" officeooo:paragraph-rsid="0050ee08" style:font-weight-asian="normal" style:font-weight-complex="normal"/>
    </style:style>
    <style:style style:name="P89" style:family="paragraph" style:parent-style-name="Standard">
      <style:text-properties fo:font-weight="normal" officeooo:rsid="004caf77" officeooo:paragraph-rsid="004caf77" style:font-weight-asian="normal" style:font-weight-complex="normal"/>
    </style:style>
    <style:style style:name="P90" style:family="paragraph" style:parent-style-name="Standard">
      <style:text-properties fo:font-weight="normal" officeooo:rsid="00510657" officeooo:paragraph-rsid="00510657" style:font-weight-asian="normal" style:font-weight-complex="normal"/>
    </style:style>
    <style:style style:name="P91" style:family="paragraph" style:parent-style-name="Standard">
      <style:text-properties fo:font-weight="normal" officeooo:rsid="0053156c" officeooo:paragraph-rsid="0053156c" style:font-weight-asian="normal" style:font-weight-complex="normal"/>
    </style:style>
    <style:style style:name="P92" style:family="paragraph" style:parent-style-name="Standard">
      <style:text-properties fo:font-weight="normal" officeooo:rsid="00542e52" officeooo:paragraph-rsid="00542e52" style:font-weight-asian="normal" style:font-weight-complex="normal"/>
    </style:style>
    <style:style style:name="P93" style:family="paragraph" style:parent-style-name="Standard">
      <style:text-properties fo:font-weight="normal" officeooo:rsid="005578c2" officeooo:paragraph-rsid="005578c2" style:font-weight-asian="normal" style:font-weight-complex="normal"/>
    </style:style>
    <style:style style:name="P94" style:family="paragraph" style:parent-style-name="Standard">
      <style:text-properties fo:font-weight="normal" officeooo:rsid="005766b0" officeooo:paragraph-rsid="005766b0" style:font-weight-asian="normal" style:font-weight-complex="normal"/>
    </style:style>
    <style:style style:name="P95" style:family="paragraph" style:parent-style-name="Standard">
      <style:text-properties fo:font-weight="normal" officeooo:rsid="00593452" officeooo:paragraph-rsid="00593452" style:font-weight-asian="normal" style:font-weight-complex="normal"/>
    </style:style>
    <style:style style:name="P96" style:family="paragraph" style:parent-style-name="Standard">
      <style:text-properties fo:font-weight="normal" officeooo:rsid="005aacc6" officeooo:paragraph-rsid="005aacc6" style:font-weight-asian="normal" style:font-weight-complex="normal"/>
    </style:style>
    <style:style style:name="P97" style:family="paragraph" style:parent-style-name="Standard">
      <style:text-properties fo:font-weight="normal" officeooo:rsid="005be4fd" officeooo:paragraph-rsid="005be4fd" style:font-weight-asian="normal" style:font-weight-complex="normal"/>
    </style:style>
    <style:style style:name="P98" style:family="paragraph" style:parent-style-name="Standard">
      <style:text-properties fo:font-size="16pt" fo:font-weight="bold" officeooo:rsid="005c79eb" officeooo:paragraph-rsid="005c79eb" style:font-size-asian="14pt" style:font-weight-asian="bold" style:font-size-complex="16pt" style:font-weight-complex="bold"/>
    </style:style>
    <style:style style:name="P99" style:family="paragraph" style:parent-style-name="Standard">
      <style:text-properties fo:font-size="16pt" fo:font-weight="bold" officeooo:rsid="005e9b65" officeooo:paragraph-rsid="005e9b65" style:font-size-asian="14pt" style:font-weight-asian="bold" style:font-size-complex="16pt" style:font-weight-complex="bold"/>
    </style:style>
    <style:style style:name="P100" style:family="paragraph" style:parent-style-name="Standard">
      <style:text-properties fo:font-size="16pt" fo:font-weight="bold" officeooo:rsid="006938c8" officeooo:paragraph-rsid="006938c8" style:font-size-asian="14pt" style:font-weight-asian="bold" style:font-size-complex="16pt" style:font-weight-complex="bold"/>
    </style:style>
    <style:style style:name="P101" style:family="paragraph" style:parent-style-name="Standard">
      <style:text-properties fo:font-size="16pt" fo:font-weight="bold" officeooo:rsid="0069ed85" officeooo:paragraph-rsid="0069ed85" style:font-size-asian="14pt" style:font-weight-asian="bold" style:font-size-complex="16pt" style:font-weight-complex="bold"/>
    </style:style>
    <style:style style:name="P102" style:family="paragraph" style:parent-style-name="Standard">
      <style:text-properties fo:font-size="16pt" fo:font-weight="bold" officeooo:rsid="0071e08c" officeooo:paragraph-rsid="0071e08c" style:font-size-asian="14pt" style:font-weight-asian="bold" style:font-size-complex="16pt" style:font-weight-complex="bold"/>
    </style:style>
    <style:style style:name="P103" style:family="paragraph" style:parent-style-name="Standard">
      <style:text-properties fo:font-size="12pt" fo:font-weight="normal" officeooo:rsid="005c79eb" officeooo:paragraph-rsid="005c79eb" style:font-size-asian="10.5pt" style:font-weight-asian="normal" style:font-size-complex="12pt" style:font-weight-complex="normal"/>
    </style:style>
    <style:style style:name="P104" style:family="paragraph" style:parent-style-name="Standard">
      <style:text-properties fo:font-size="12pt" fo:font-weight="normal" officeooo:rsid="005e9b65" officeooo:paragraph-rsid="005e9b65" style:font-size-asian="10.5pt" style:font-weight-asian="normal" style:font-size-complex="12pt" style:font-weight-complex="normal"/>
    </style:style>
    <style:style style:name="P105" style:family="paragraph" style:parent-style-name="Standard">
      <style:text-properties fo:font-size="12pt" fo:font-weight="normal" officeooo:rsid="005d0f15" officeooo:paragraph-rsid="005d0f15" style:font-size-asian="10.5pt" style:font-weight-asian="normal" style:font-size-complex="12pt" style:font-weight-complex="normal"/>
    </style:style>
    <style:style style:name="P106" style:family="paragraph" style:parent-style-name="Standard">
      <style:text-properties fo:font-size="12pt" fo:font-weight="normal" officeooo:rsid="00604815" officeooo:paragraph-rsid="00604815" style:font-size-asian="10.5pt" style:font-weight-asian="normal" style:font-size-complex="12pt" style:font-weight-complex="normal"/>
    </style:style>
    <style:style style:name="P107" style:family="paragraph" style:parent-style-name="Standard">
      <style:text-properties fo:font-size="12pt" fo:font-weight="normal" officeooo:rsid="00623b55" officeooo:paragraph-rsid="00623b55" style:font-size-asian="10.5pt" style:font-weight-asian="normal" style:font-size-complex="12pt" style:font-weight-complex="normal"/>
    </style:style>
    <style:style style:name="P108" style:family="paragraph" style:parent-style-name="Standard">
      <style:text-properties fo:font-size="12pt" fo:font-weight="normal" officeooo:rsid="0064e7b2" officeooo:paragraph-rsid="0064e7b2" style:font-size-asian="10.5pt" style:font-weight-asian="normal" style:font-size-complex="12pt" style:font-weight-complex="normal"/>
    </style:style>
    <style:style style:name="P109" style:family="paragraph" style:parent-style-name="Standard">
      <style:text-properties fo:font-size="12pt" fo:font-weight="normal" officeooo:rsid="00666ce5" officeooo:paragraph-rsid="00666ce5" style:font-size-asian="10.5pt" style:font-weight-asian="normal" style:font-size-complex="12pt" style:font-weight-complex="normal"/>
    </style:style>
    <style:style style:name="P110" style:family="paragraph" style:parent-style-name="Standard">
      <style:text-properties fo:font-size="12pt" fo:font-weight="normal" officeooo:rsid="006795e3" officeooo:paragraph-rsid="006795e3" style:font-size-asian="10.5pt" style:font-weight-asian="normal" style:font-size-complex="12pt" style:font-weight-complex="normal"/>
    </style:style>
    <style:style style:name="P111" style:family="paragraph" style:parent-style-name="Standard">
      <style:text-properties fo:font-size="12pt" fo:font-weight="normal" officeooo:rsid="006938c8" officeooo:paragraph-rsid="006938c8" style:font-size-asian="10.5pt" style:font-weight-asian="normal" style:font-size-complex="12pt" style:font-weight-complex="normal"/>
    </style:style>
    <style:style style:name="P112" style:family="paragraph" style:parent-style-name="Standard">
      <style:text-properties fo:font-size="12pt" fo:font-weight="normal" officeooo:rsid="006984fa" officeooo:paragraph-rsid="006984fa" style:font-size-asian="10.5pt" style:font-weight-asian="normal" style:font-size-complex="12pt" style:font-weight-complex="normal"/>
    </style:style>
    <style:style style:name="P113" style:family="paragraph" style:parent-style-name="Standard">
      <style:text-properties fo:font-size="12pt" fo:font-weight="normal" officeooo:rsid="0069ed85" officeooo:paragraph-rsid="0069ed85" style:font-size-asian="10.5pt" style:font-weight-asian="normal" style:font-size-complex="12pt" style:font-weight-complex="normal"/>
    </style:style>
    <style:style style:name="P114" style:family="paragraph" style:parent-style-name="Standard">
      <style:text-properties fo:font-size="12pt" fo:font-weight="normal" officeooo:rsid="006d68de" officeooo:paragraph-rsid="006d68de" style:font-size-asian="10.5pt" style:font-weight-asian="normal" style:font-size-complex="12pt" style:font-weight-complex="normal"/>
    </style:style>
    <style:style style:name="P115" style:family="paragraph" style:parent-style-name="Standard">
      <style:text-properties fo:font-size="12pt" fo:font-weight="normal" officeooo:rsid="006e90da" officeooo:paragraph-rsid="006e90da" style:font-size-asian="10.5pt" style:font-weight-asian="normal" style:font-size-complex="12pt" style:font-weight-complex="normal"/>
    </style:style>
    <style:style style:name="P116" style:family="paragraph" style:parent-style-name="Standard">
      <style:text-properties fo:font-size="12pt" fo:font-weight="normal" officeooo:rsid="00707c42" officeooo:paragraph-rsid="00707c42" style:font-size-asian="10.5pt" style:font-weight-asian="normal" style:font-size-complex="12pt" style:font-weight-complex="normal"/>
    </style:style>
    <style:style style:name="P117" style:family="paragraph" style:parent-style-name="Standard">
      <style:text-properties fo:font-size="12pt" fo:font-weight="normal" officeooo:rsid="00713b40" officeooo:paragraph-rsid="00713b40" style:font-size-asian="10.5pt" style:font-weight-asian="normal" style:font-size-complex="12pt" style:font-weight-complex="normal"/>
    </style:style>
    <style:style style:name="P118" style:family="paragraph" style:parent-style-name="Standard">
      <style:text-properties fo:font-size="12pt" fo:font-weight="normal" officeooo:rsid="006ba722" officeooo:paragraph-rsid="006ba722" style:font-size-asian="10.5pt" style:font-weight-asian="normal" style:font-size-complex="12pt" style:font-weight-complex="normal"/>
    </style:style>
    <style:style style:name="P119" style:family="paragraph" style:parent-style-name="Standard">
      <style:text-properties fo:font-size="12pt" fo:font-weight="normal" officeooo:rsid="0071e08c" officeooo:paragraph-rsid="0071e08c" style:font-size-asian="10.5pt" style:font-weight-asian="normal" style:font-size-complex="12pt" style:font-weight-complex="normal"/>
    </style:style>
    <style:style style:name="P120" style:family="paragraph" style:parent-style-name="Standard">
      <style:text-properties fo:font-size="12pt" fo:font-weight="normal" officeooo:rsid="00733399" officeooo:paragraph-rsid="00733399" style:font-size-asian="10.5pt" style:font-weight-asian="normal" style:font-size-complex="12pt" style:font-weight-complex="normal"/>
    </style:style>
    <style:style style:name="P121" style:family="paragraph" style:parent-style-name="Standard">
      <style:text-properties fo:font-size="12pt" fo:font-weight="normal" officeooo:rsid="0073767c" officeooo:paragraph-rsid="0073767c" style:font-size-asian="10.5pt" style:font-weight-asian="normal" style:font-size-complex="12pt" style:font-weight-complex="normal"/>
    </style:style>
    <style:style style:name="P122" style:family="paragraph" style:parent-style-name="Standard">
      <style:text-properties fo:font-size="12pt" fo:font-weight="normal" officeooo:rsid="0074a3e3" officeooo:paragraph-rsid="0074a3e3" style:font-size-asian="10.5pt" style:font-weight-asian="normal" style:font-size-complex="12pt" style:font-weight-complex="normal"/>
    </style:style>
    <style:style style:name="P123" style:family="paragraph" style:parent-style-name="Standard">
      <style:text-properties fo:font-size="12pt" fo:font-weight="bold" officeooo:rsid="005d0f15" officeooo:paragraph-rsid="005d0f15" style:font-size-asian="10.5pt" style:font-weight-asian="bold" style:font-size-complex="12pt" style:font-weight-complex="bold"/>
    </style:style>
    <style:style style:name="P124" style:family="paragraph" style:parent-style-name="Standard">
      <style:text-properties fo:font-size="12pt" fo:font-weight="bold" officeooo:rsid="005e9b65" officeooo:paragraph-rsid="005e9b65" style:font-size-asian="10.5pt" style:font-weight-asian="bold" style:font-size-complex="12pt" style:font-weight-complex="bold"/>
    </style:style>
    <style:style style:name="P125" style:family="paragraph" style:parent-style-name="Standard">
      <style:text-properties fo:font-size="12pt" fo:font-weight="bold" officeooo:rsid="00604815" officeooo:paragraph-rsid="00604815" style:font-size-asian="10.5pt" style:font-weight-asian="bold" style:font-size-complex="12pt" style:font-weight-complex="bold"/>
    </style:style>
    <style:style style:name="P126" style:family="paragraph" style:parent-style-name="Standard">
      <style:text-properties fo:font-size="12pt" fo:font-weight="bold" officeooo:rsid="00623b55" officeooo:paragraph-rsid="00623b55" style:font-size-asian="10.5pt" style:font-weight-asian="bold" style:font-size-complex="12pt" style:font-weight-complex="bold"/>
    </style:style>
    <style:style style:name="P127" style:family="paragraph" style:parent-style-name="Standard">
      <style:text-properties fo:font-size="12pt" fo:font-weight="bold" officeooo:rsid="00635f17" officeooo:paragraph-rsid="00635f17" style:font-size-asian="10.5pt" style:font-weight-asian="bold" style:font-size-complex="12pt" style:font-weight-complex="bold"/>
    </style:style>
    <style:style style:name="P128" style:family="paragraph" style:parent-style-name="Standard">
      <style:text-properties fo:font-size="12pt" fo:font-weight="bold" officeooo:rsid="0064e7b2" officeooo:paragraph-rsid="0064e7b2" style:font-size-asian="10.5pt" style:font-weight-asian="bold" style:font-size-complex="12pt" style:font-weight-complex="bold"/>
    </style:style>
    <style:style style:name="P129"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P130" style:family="paragraph" style:parent-style-name="Standard">
      <style:text-properties fo:font-size="12pt" fo:font-weight="bold" officeooo:rsid="006938c8" officeooo:paragraph-rsid="006938c8" style:font-size-asian="10.5pt" style:font-weight-asian="bold" style:font-size-complex="12pt" style:font-weight-complex="bold"/>
    </style:style>
    <style:style style:name="P131" style:family="paragraph" style:parent-style-name="Standard">
      <style:text-properties fo:font-size="12pt" fo:font-weight="bold" officeooo:rsid="006984fa" officeooo:paragraph-rsid="006984fa" style:font-size-asian="10.5pt" style:font-weight-asian="bold" style:font-size-complex="12pt" style:font-weight-complex="bold"/>
    </style:style>
    <style:style style:name="P132" style:family="paragraph" style:parent-style-name="Standard">
      <style:text-properties fo:font-size="12pt" fo:font-weight="bold" officeooo:rsid="0069ed85" officeooo:paragraph-rsid="0069ed85" style:font-size-asian="10.5pt" style:font-weight-asian="bold" style:font-size-complex="12pt" style:font-weight-complex="bold"/>
    </style:style>
    <style:style style:name="P133" style:family="paragraph" style:parent-style-name="Standard">
      <style:text-properties fo:font-size="12pt" fo:font-weight="bold" officeooo:rsid="006aec2a" officeooo:paragraph-rsid="006aec2a" style:font-size-asian="10.5pt" style:font-weight-asian="bold" style:font-size-complex="12pt" style:font-weight-complex="bold"/>
    </style:style>
    <style:style style:name="P134" style:family="paragraph" style:parent-style-name="Standard">
      <style:text-properties fo:font-size="12pt" fo:font-weight="bold" officeooo:rsid="006ba722" officeooo:paragraph-rsid="006ba722" style:font-size-asian="10.5pt" style:font-weight-asian="bold" style:font-size-complex="12pt" style:font-weight-complex="bold"/>
    </style:style>
    <style:style style:name="P135" style:family="paragraph" style:parent-style-name="Standard">
      <style:text-properties fo:font-size="12pt" fo:font-weight="bold" officeooo:rsid="006d54cd" officeooo:paragraph-rsid="006d54cd" style:font-size-asian="10.5pt" style:font-weight-asian="bold" style:font-size-complex="12pt" style:font-weight-complex="bold"/>
    </style:style>
    <style:style style:name="P136" style:family="paragraph" style:parent-style-name="Standard">
      <style:text-properties fo:font-size="12pt" fo:font-weight="bold" officeooo:rsid="006d68de" officeooo:paragraph-rsid="006d68de" style:font-size-asian="10.5pt" style:font-weight-asian="bold" style:font-size-complex="12pt" style:font-weight-complex="bold"/>
    </style:style>
    <style:style style:name="P137" style:family="paragraph" style:parent-style-name="Standard">
      <style:text-properties fo:font-size="12pt" fo:font-weight="bold" officeooo:rsid="00713b40" officeooo:paragraph-rsid="00713b40" style:font-size-asian="10.5pt" style:font-weight-asian="bold" style:font-size-complex="12pt" style:font-weight-complex="bold"/>
    </style:style>
    <style:style style:name="P138" style:family="paragraph" style:parent-style-name="Standard">
      <style:paragraph-properties fo:break-before="page"/>
      <style:text-properties fo:font-size="12pt" fo:font-weight="bold" officeooo:rsid="00713b40" officeooo:paragraph-rsid="00713b40" style:font-size-asian="10.5pt" style:font-weight-asian="bold" style:font-size-complex="12pt" style:font-weight-complex="bold"/>
    </style:style>
    <style:style style:name="P139" style:family="paragraph" style:parent-style-name="Standard">
      <style:text-properties fo:font-size="12pt" fo:font-weight="bold" officeooo:rsid="0071e08c" officeooo:paragraph-rsid="0071e08c" style:font-size-asian="10.5pt" style:font-weight-asian="bold" style:font-size-complex="12pt" style:font-weight-complex="bold"/>
    </style:style>
    <style:style style:name="P140" style:family="paragraph" style:parent-style-name="Standard">
      <style:text-properties fo:font-size="12pt" fo:font-weight="bold" officeooo:rsid="00733399" officeooo:paragraph-rsid="00733399" style:font-size-asian="10.5pt" style:font-weight-asian="bold" style:font-size-complex="12pt" style:font-weight-complex="bold"/>
    </style:style>
    <style:style style:name="P141" style:family="paragraph" style:parent-style-name="Standard">
      <style:text-properties fo:font-size="12pt" fo:font-weight="bold" officeooo:rsid="0073767c" officeooo:paragraph-rsid="0073767c" style:font-size-asian="10.5pt" style:font-weight-asian="bold" style:font-size-complex="12pt" style:font-weight-complex="bold"/>
    </style:style>
    <style:style style:name="P142" style:family="paragraph" style:parent-style-name="Standard">
      <style:text-properties fo:font-size="12pt" fo:font-weight="bold" officeooo:rsid="0074a3e3" officeooo:paragraph-rsid="0074a3e3" style:font-size-asian="10.5pt" style:font-weight-asian="bold" style:font-size-complex="12pt" style:font-weight-complex="bold"/>
    </style:style>
    <style:style style:name="P143" style:family="paragraph" style:parent-style-name="Standard">
      <style:text-properties fo:font-size="12pt" fo:font-weight="bold" officeooo:rsid="00762a11" officeooo:paragraph-rsid="00762a11" style:font-size-asian="10.5pt" style:font-weight-asian="bold" style:font-size-complex="12pt" style:font-weight-complex="bold"/>
    </style:style>
    <style:style style:name="P144" style:family="paragraph" style:parent-style-name="Standard" style:list-style-name="L1">
      <style:text-properties fo:font-weight="normal" officeooo:rsid="000f31c3" officeooo:paragraph-rsid="000f31c3" style:font-weight-asian="normal" style:font-weight-complex="normal"/>
    </style:style>
    <style:style style:name="P145" style:family="paragraph" style:parent-style-name="Standard" style:list-style-name="L2">
      <style:text-properties fo:font-weight="normal" officeooo:rsid="0018bc61" officeooo:paragraph-rsid="0018bc61" style:font-weight-asian="normal" style:font-weight-complex="normal"/>
    </style:style>
    <style:style style:name="P146" style:family="paragraph" style:parent-style-name="Standard" style:list-style-name="L3">
      <style:text-properties fo:font-weight="normal" officeooo:rsid="001c9e7e" officeooo:paragraph-rsid="001c9e7e" style:font-weight-asian="normal" style:font-weight-complex="normal"/>
    </style:style>
    <style:style style:name="P147" style:family="paragraph" style:parent-style-name="Standard" style:list-style-name="L3">
      <style:text-properties fo:font-weight="normal" officeooo:rsid="001d2967" officeooo:paragraph-rsid="001d2967" style:font-weight-asian="normal" style:font-weight-complex="normal"/>
    </style:style>
    <style:style style:name="P148" style:family="paragraph" style:parent-style-name="Standard" style:list-style-name="L4">
      <style:text-properties fo:font-weight="normal" officeooo:rsid="0025ac2c" officeooo:paragraph-rsid="0025ac2c" style:font-weight-asian="normal" style:font-weight-complex="normal"/>
    </style:style>
    <style:style style:name="P149" style:family="paragraph" style:parent-style-name="Standard" style:list-style-name="L5">
      <style:text-properties fo:font-weight="normal" officeooo:rsid="003084c7" officeooo:paragraph-rsid="003084c7" style:font-weight-asian="normal" style:font-weight-complex="normal"/>
    </style:style>
    <style:style style:name="P150" style:family="paragraph" style:parent-style-name="Standard" style:list-style-name="L5">
      <style:text-properties fo:font-weight="normal" officeooo:rsid="00324ec2" officeooo:paragraph-rsid="00324ec2" style:font-weight-asian="normal" style:font-weight-complex="normal"/>
    </style:style>
    <style:style style:name="P151" style:family="paragraph" style:parent-style-name="Standard" style:list-style-name="L5">
      <style:text-properties fo:font-weight="normal" officeooo:rsid="00324ec2" officeooo:paragraph-rsid="0033497a" style:font-weight-asian="normal" style:font-weight-complex="normal"/>
    </style:style>
    <style:style style:name="P152" style:family="paragraph" style:parent-style-name="Standard" style:list-style-name="L5">
      <style:text-properties fo:font-weight="normal" officeooo:rsid="0033497a" officeooo:paragraph-rsid="0033497a" style:font-weight-asian="normal" style:font-weight-complex="normal"/>
    </style:style>
    <style:style style:name="P153" style:family="paragraph" style:parent-style-name="Standard" style:list-style-name="L5">
      <style:text-properties fo:font-weight="normal" officeooo:rsid="00345b85" officeooo:paragraph-rsid="00345b85" style:font-weight-asian="normal" style:font-weight-complex="normal"/>
    </style:style>
    <style:style style:name="P154" style:family="paragraph" style:parent-style-name="Standard" style:list-style-name="L5">
      <style:text-properties fo:font-weight="normal" officeooo:rsid="003634b2" officeooo:paragraph-rsid="003634b2" style:font-weight-asian="normal" style:font-weight-complex="normal"/>
    </style:style>
    <style:style style:name="P155" style:family="paragraph" style:parent-style-name="Standard" style:list-style-name="L5">
      <style:text-properties fo:font-weight="normal" officeooo:rsid="0038508e" officeooo:paragraph-rsid="0038508e" style:font-weight-asian="normal" style:font-weight-complex="normal"/>
    </style:style>
    <style:style style:name="P156" style:family="paragraph" style:parent-style-name="Standard" style:list-style-name="L7">
      <style:text-properties fo:font-weight="normal" officeooo:rsid="003e2958" officeooo:paragraph-rsid="003e2958" style:font-weight-asian="normal" style:font-weight-complex="normal"/>
    </style:style>
    <style:style style:name="P157" style:family="paragraph" style:parent-style-name="Standard" style:list-style-name="L8">
      <style:text-properties fo:font-weight="normal" officeooo:rsid="003f5f4d" officeooo:paragraph-rsid="003f5f4d" style:font-weight-asian="normal" style:font-weight-complex="normal"/>
    </style:style>
    <style:style style:name="P158" style:family="paragraph" style:parent-style-name="Standard" style:list-style-name="L9">
      <style:text-properties fo:font-weight="normal" officeooo:rsid="0041d33f" officeooo:paragraph-rsid="0041d33f" style:font-weight-asian="normal" style:font-weight-complex="normal"/>
    </style:style>
    <style:style style:name="P159" style:family="paragraph" style:parent-style-name="Standard" style:list-style-name="L10">
      <style:text-properties fo:font-weight="normal" officeooo:rsid="0046f735" officeooo:paragraph-rsid="0046f735" style:font-weight-asian="normal" style:font-weight-complex="normal"/>
    </style:style>
    <style:style style:name="P160" style:family="paragraph" style:parent-style-name="Standard" style:list-style-name="L12">
      <style:text-properties fo:font-weight="normal" officeooo:rsid="005aacc6" officeooo:paragraph-rsid="005aacc6" style:font-weight-asian="normal" style:font-weight-complex="normal"/>
    </style:style>
    <style:style style:name="P161" style:family="paragraph" style:parent-style-name="Standard" style:list-style-name="L1">
      <style:text-properties fo:font-weight="bold" officeooo:rsid="000f31c3" officeooo:paragraph-rsid="000f31c3" style:font-weight-asian="bold" style:font-weight-complex="bold"/>
    </style:style>
    <style:style style:name="P162" style:family="paragraph" style:parent-style-name="Standard" style:list-style-name="L3">
      <style:text-properties fo:font-weight="bold" officeooo:rsid="001d8c4b" officeooo:paragraph-rsid="001d8c4b" style:font-weight-asian="bold" style:font-weight-complex="bold"/>
    </style:style>
    <style:style style:name="P163" style:family="paragraph" style:parent-style-name="Standard" style:list-style-name="L5">
      <style:text-properties fo:font-weight="bold" officeooo:rsid="00324ec2" officeooo:paragraph-rsid="00324ec2" style:font-weight-asian="bold" style:font-weight-complex="bold"/>
    </style:style>
    <style:style style:name="P164" style:family="paragraph" style:parent-style-name="Standard" style:list-style-name="L5">
      <style:text-properties fo:font-weight="bold" officeooo:rsid="00324ec2" officeooo:paragraph-rsid="0033497a" style:font-weight-asian="bold" style:font-weight-complex="bold"/>
    </style:style>
    <style:style style:name="P165" style:family="paragraph" style:parent-style-name="Standard" style:list-style-name="L5">
      <style:text-properties fo:font-weight="bold" officeooo:rsid="003634b2" officeooo:paragraph-rsid="003634b2" style:font-weight-asian="bold" style:font-weight-complex="bold"/>
    </style:style>
    <style:style style:name="P166" style:family="paragraph" style:parent-style-name="Standard" style:list-style-name="L5">
      <style:text-properties fo:font-weight="bold" officeooo:rsid="0037fe60" officeooo:paragraph-rsid="0037fe60" style:font-weight-asian="bold" style:font-weight-complex="bold"/>
    </style:style>
    <style:style style:name="P167" style:family="paragraph" style:parent-style-name="Standard" style:list-style-name="L6">
      <style:text-properties fo:font-weight="bold" officeooo:rsid="003d8358" officeooo:paragraph-rsid="003d8358" style:font-weight-asian="bold" style:font-weight-complex="bold"/>
    </style:style>
    <style:style style:name="P168" style:family="paragraph" style:parent-style-name="Standard" style:list-style-name="L11">
      <style:text-properties fo:font-weight="bold" officeooo:rsid="005766b0" officeooo:paragraph-rsid="005766b0" style:font-weight-asian="bold" style:font-weight-complex="bold"/>
    </style:style>
    <style:style style:name="P169" style:family="paragraph" style:parent-style-name="Standard" style:list-style-name="L13">
      <style:text-properties fo:font-size="12pt" fo:font-weight="bold" officeooo:rsid="00604815" officeooo:paragraph-rsid="00604815" style:font-size-asian="10.5pt" style:font-weight-asian="bold" style:font-size-complex="12pt" style:font-weight-complex="bold"/>
    </style:style>
    <style:style style:name="P170" style:family="paragraph" style:parent-style-name="Standard" style:list-style-name="L14">
      <style:text-properties fo:font-size="12pt" fo:font-weight="bold" officeooo:rsid="00604815" officeooo:paragraph-rsid="00604815" style:font-size-asian="10.5pt" style:font-weight-asian="bold" style:font-size-complex="12pt" style:font-weight-complex="bold"/>
    </style:style>
    <style:style style:name="P171" style:family="paragraph" style:parent-style-name="Standard" style:list-style-name="L17">
      <style:text-properties fo:font-size="12pt" fo:font-weight="bold" officeooo:rsid="006938c8" officeooo:paragraph-rsid="006938c8" style:font-size-asian="10.5pt" style:font-weight-asian="bold" style:font-size-complex="12pt" style:font-weight-complex="bold"/>
    </style:style>
    <style:style style:name="P172" style:family="paragraph" style:parent-style-name="Standard" style:list-style-name="L18">
      <style:text-properties fo:font-size="12pt" fo:font-weight="bold" officeooo:rsid="0069ed85" officeooo:paragraph-rsid="0069ed85" style:font-size-asian="10.5pt" style:font-weight-asian="bold" style:font-size-complex="12pt" style:font-weight-complex="bold"/>
    </style:style>
    <style:style style:name="P173" style:family="paragraph" style:parent-style-name="Standard" style:list-style-name="L20">
      <style:text-properties fo:font-size="12pt" fo:font-weight="bold" officeooo:rsid="006aec2a" officeooo:paragraph-rsid="006aec2a" style:font-size-asian="10.5pt" style:font-weight-asian="bold" style:font-size-complex="12pt" style:font-weight-complex="bold"/>
    </style:style>
    <style:style style:name="P174" style:family="paragraph" style:parent-style-name="Standard" style:list-style-name="L21">
      <style:text-properties fo:font-size="12pt" fo:font-weight="bold" officeooo:rsid="006aec2a" officeooo:paragraph-rsid="006aec2a" style:font-size-asian="10.5pt" style:font-weight-asian="bold" style:font-size-complex="12pt" style:font-weight-complex="bold"/>
    </style:style>
    <style:style style:name="P175" style:family="paragraph" style:parent-style-name="Standard">
      <style:text-properties fo:font-size="12pt" fo:font-weight="bold" officeooo:rsid="0081f890" officeooo:paragraph-rsid="0080b28f" style:font-size-asian="10.5pt" style:font-weight-asian="bold" style:font-size-complex="12pt" style:font-weight-complex="bold"/>
    </style:style>
    <style:style style:name="P176" style:family="paragraph" style:parent-style-name="Standard">
      <style:text-properties fo:font-size="12pt" fo:font-weight="bold" officeooo:rsid="0081f890" officeooo:paragraph-rsid="0081f890" style:font-size-asian="10.5pt" style:font-weight-asian="bold" style:font-size-complex="12pt" style:font-weight-complex="bold"/>
    </style:style>
    <style:style style:name="P177" style:family="paragraph" style:parent-style-name="Standard">
      <style:text-properties fo:font-size="12pt" fo:font-weight="bold" officeooo:rsid="0082dabe" officeooo:paragraph-rsid="0082dabe" style:font-size-asian="10.5pt" style:font-weight-asian="bold" style:font-size-complex="12pt" style:font-weight-complex="bold"/>
    </style:style>
    <style:style style:name="P178" style:family="paragraph" style:parent-style-name="Standard">
      <style:text-properties fo:font-size="12pt" fo:font-weight="bold" officeooo:rsid="0084939e" officeooo:paragraph-rsid="0084939e" style:font-size-asian="10.5pt" style:font-weight-asian="bold" style:font-size-complex="12pt" style:font-weight-complex="bold"/>
    </style:style>
    <style:style style:name="P179" style:family="paragraph" style:parent-style-name="Standard">
      <style:text-properties fo:font-size="12pt" fo:font-weight="bold" officeooo:rsid="0086001f" officeooo:paragraph-rsid="0086001f" style:font-size-asian="10.5pt" style:font-weight-asian="bold" style:font-size-complex="12pt" style:font-weight-complex="bold"/>
    </style:style>
    <style:style style:name="P180" style:family="paragraph" style:parent-style-name="Standard">
      <style:text-properties fo:font-size="12pt" fo:font-weight="bold" officeooo:rsid="008a8889" officeooo:paragraph-rsid="008a8889" style:font-size-asian="10.5pt" style:font-weight-asian="bold" style:font-size-complex="12pt" style:font-weight-complex="bold"/>
    </style:style>
    <style:style style:name="P181" style:family="paragraph" style:parent-style-name="Standard" style:list-style-name="L23">
      <style:text-properties fo:font-size="12pt" fo:font-weight="bold" officeooo:rsid="008a8889" officeooo:paragraph-rsid="008a8889" style:font-size-asian="10.5pt" style:font-weight-asian="bold" style:font-size-complex="12pt" style:font-weight-complex="bold"/>
    </style:style>
    <style:style style:name="P182" style:family="paragraph" style:parent-style-name="Standard" style:list-style-name="L23">
      <style:text-properties fo:font-size="12pt" fo:font-weight="bold" officeooo:rsid="008a918e" officeooo:paragraph-rsid="008a918e" style:font-size-asian="10.5pt" style:font-weight-asian="bold" style:font-size-complex="12pt" style:font-weight-complex="bold"/>
    </style:style>
    <style:style style:name="P183" style:family="paragraph" style:parent-style-name="Standard" style:list-style-name="L23">
      <style:text-properties fo:font-size="12pt" fo:font-weight="bold" officeooo:rsid="008d44de" officeooo:paragraph-rsid="008d44de" style:font-size-asian="10.5pt" style:font-weight-asian="bold" style:font-size-complex="12pt" style:font-weight-complex="bold"/>
    </style:style>
    <style:style style:name="P184" style:family="paragraph" style:parent-style-name="Standard" style:list-style-name="L23">
      <style:text-properties fo:font-size="12pt" fo:font-weight="bold" officeooo:rsid="008d44de" officeooo:paragraph-rsid="008e0d45" style:font-size-asian="10.5pt" style:font-weight-asian="bold" style:font-size-complex="12pt" style:font-weight-complex="bold"/>
    </style:style>
    <style:style style:name="P185" style:family="paragraph" style:parent-style-name="Standard" style:list-style-name="L23">
      <style:text-properties fo:font-size="12pt" fo:font-weight="bold" officeooo:rsid="008d44de" officeooo:paragraph-rsid="008eebc0" style:font-size-asian="10.5pt" style:font-weight-asian="bold" style:font-size-complex="12pt" style:font-weight-complex="bold"/>
    </style:style>
    <style:style style:name="P186" style:family="paragraph" style:parent-style-name="Standard">
      <style:paragraph-properties fo:break-before="page"/>
      <style:text-properties fo:font-size="12pt" fo:font-weight="bold" officeooo:rsid="008eebc0" officeooo:paragraph-rsid="008eebc0" style:font-size-asian="10.5pt" style:font-weight-asian="bold" style:font-size-complex="12pt" style:font-weight-complex="bold"/>
    </style:style>
    <style:style style:name="P187" style:family="paragraph" style:parent-style-name="Standard">
      <style:text-properties fo:font-size="12pt" fo:font-weight="bold" officeooo:rsid="008eebc0" officeooo:paragraph-rsid="008eebc0" style:font-size-asian="10.5pt" style:font-weight-asian="bold" style:font-size-complex="12pt" style:font-weight-complex="bold"/>
    </style:style>
    <style:style style:name="P188" style:family="paragraph" style:parent-style-name="Standard" style:list-style-name="L24">
      <style:text-properties fo:font-size="12pt" fo:font-weight="bold" officeooo:rsid="008eebc0" officeooo:paragraph-rsid="008eebc0" style:font-size-asian="10.5pt" style:font-weight-asian="bold" style:font-size-complex="12pt" style:font-weight-complex="bold"/>
    </style:style>
    <style:style style:name="P189" style:family="paragraph" style:parent-style-name="Standard">
      <style:text-properties fo:font-size="12pt" fo:font-weight="bold" officeooo:rsid="0090e3bd" officeooo:paragraph-rsid="0090e3bd" style:font-size-asian="10.5pt" style:font-weight-asian="bold" style:font-size-complex="12pt" style:font-weight-complex="bold"/>
    </style:style>
    <style:style style:name="P190" style:family="paragraph" style:parent-style-name="Standard">
      <style:text-properties fo:font-size="12pt" fo:font-weight="bold" officeooo:rsid="0093683b" officeooo:paragraph-rsid="0093683b" style:font-size-asian="10.5pt" style:font-weight-asian="bold" style:font-size-complex="12pt" style:font-weight-complex="bold"/>
    </style:style>
    <style:style style:name="P191" style:family="paragraph" style:parent-style-name="Standard">
      <style:text-properties fo:font-size="12pt" fo:font-weight="bold" officeooo:rsid="0094c08f" officeooo:paragraph-rsid="0094c08f" style:font-size-asian="10.5pt" style:font-weight-asian="bold" style:font-size-complex="12pt" style:font-weight-complex="bold"/>
    </style:style>
    <style:style style:name="P192" style:family="paragraph" style:parent-style-name="Standard">
      <style:text-properties fo:font-size="12pt" fo:font-weight="bold" officeooo:rsid="0095e4e4" officeooo:paragraph-rsid="0095e4e4" style:font-size-asian="10.5pt" style:font-weight-asian="bold" style:font-size-complex="12pt" style:font-weight-complex="bold"/>
    </style:style>
    <style:style style:name="P193" style:family="paragraph" style:parent-style-name="Standard">
      <style:text-properties fo:font-size="12pt" fo:font-weight="bold" officeooo:rsid="00998dd9" officeooo:paragraph-rsid="00998dd9" style:font-size-asian="10.5pt" style:font-weight-asian="bold" style:font-size-complex="12pt" style:font-weight-complex="bold"/>
    </style:style>
    <style:style style:name="P194" style:family="paragraph" style:parent-style-name="Standard" style:list-style-name="L15">
      <style:text-properties fo:font-size="12pt" fo:font-weight="normal" officeooo:rsid="006938c8" officeooo:paragraph-rsid="006938c8" style:font-size-asian="10.5pt" style:font-weight-asian="normal" style:font-size-complex="12pt" style:font-weight-complex="normal"/>
    </style:style>
    <style:style style:name="P195" style:family="paragraph" style:parent-style-name="Standard" style:list-style-name="L16">
      <style:text-properties fo:font-size="12pt" fo:font-weight="normal" officeooo:rsid="006938c8" officeooo:paragraph-rsid="006938c8" style:font-size-asian="10.5pt" style:font-weight-asian="normal" style:font-size-complex="12pt" style:font-weight-complex="normal"/>
    </style:style>
    <style:style style:name="P196" style:family="paragraph" style:parent-style-name="Standard" style:list-style-name="L17">
      <style:text-properties fo:font-size="12pt" fo:font-weight="normal" officeooo:rsid="006938c8" officeooo:paragraph-rsid="006938c8" style:font-size-asian="10.5pt" style:font-weight-asian="normal" style:font-size-complex="12pt" style:font-weight-complex="normal"/>
    </style:style>
    <style:style style:name="P197" style:family="paragraph" style:parent-style-name="Standard" style:list-style-name="L18">
      <style:text-properties fo:font-size="12pt" fo:font-weight="normal" officeooo:rsid="0069ed85" officeooo:paragraph-rsid="0069ed85" style:font-size-asian="10.5pt" style:font-weight-asian="normal" style:font-size-complex="12pt" style:font-weight-complex="normal"/>
    </style:style>
    <style:style style:name="P198" style:family="paragraph" style:parent-style-name="Standard" style:list-style-name="L19">
      <style:text-properties fo:font-size="12pt" fo:font-weight="normal" officeooo:rsid="0069ed85" officeooo:paragraph-rsid="0069ed85" style:font-size-asian="10.5pt" style:font-weight-asian="normal" style:font-size-complex="12pt" style:font-weight-complex="normal"/>
    </style:style>
    <style:style style:name="P199" style:family="paragraph" style:parent-style-name="Standard" style:list-style-name="L22">
      <style:text-properties fo:font-size="12pt" fo:font-weight="normal" officeooo:rsid="0071e08c" officeooo:paragraph-rsid="0071e08c" style:font-size-asian="10.5pt" style:font-weight-asian="normal" style:font-size-complex="12pt" style:font-weight-complex="normal"/>
    </style:style>
    <style:style style:name="P200" style:family="paragraph" style:parent-style-name="Standard" style:list-style-name="L22">
      <style:text-properties fo:font-size="12pt" fo:font-weight="normal" officeooo:rsid="00733399" officeooo:paragraph-rsid="00733399" style:font-size-asian="10.5pt" style:font-weight-asian="normal" style:font-size-complex="12pt" style:font-weight-complex="normal"/>
    </style:style>
    <style:style style:name="P201" style:family="paragraph" style:parent-style-name="Standard">
      <style:text-properties fo:font-size="12pt" fo:font-weight="normal" officeooo:rsid="00762a11" officeooo:paragraph-rsid="00762a11" style:font-size-asian="10.5pt" style:font-weight-asian="normal" style:font-size-complex="12pt" style:font-weight-complex="normal"/>
    </style:style>
    <style:style style:name="P202" style:family="paragraph" style:parent-style-name="Standard">
      <style:text-properties fo:font-size="12pt" fo:font-weight="normal" officeooo:rsid="0076d3da" officeooo:paragraph-rsid="0076d3da" style:font-size-asian="10.5pt" style:font-weight-asian="normal" style:font-size-complex="12pt" style:font-weight-complex="normal"/>
    </style:style>
    <style:style style:name="P203" style:family="paragraph" style:parent-style-name="Standard">
      <style:text-properties fo:font-size="12pt" fo:font-weight="normal" officeooo:rsid="0079c93d" officeooo:paragraph-rsid="0079c93d" style:font-size-asian="10.5pt" style:font-weight-asian="normal" style:font-size-complex="12pt" style:font-weight-complex="normal"/>
    </style:style>
    <style:style style:name="P204" style:family="paragraph" style:parent-style-name="Standard">
      <style:text-properties fo:font-size="12pt" fo:font-weight="normal" officeooo:rsid="007aa83f" officeooo:paragraph-rsid="007aa83f" style:font-size-asian="10.5pt" style:font-weight-asian="normal" style:font-size-complex="12pt" style:font-weight-complex="normal"/>
    </style:style>
    <style:style style:name="P205" style:family="paragraph" style:parent-style-name="Standard">
      <style:text-properties fo:font-size="12pt" fo:font-weight="normal" officeooo:rsid="007ca2c7" officeooo:paragraph-rsid="007ca2c7" style:font-size-asian="10.5pt" style:font-weight-asian="normal" style:font-size-complex="12pt" style:font-weight-complex="normal"/>
    </style:style>
    <style:style style:name="P206" style:family="paragraph" style:parent-style-name="Standard">
      <style:text-properties fo:font-size="12pt" fo:font-weight="normal" officeooo:rsid="007e59ef" officeooo:paragraph-rsid="007e59ef" style:font-size-asian="10.5pt" style:font-weight-asian="normal" style:font-size-complex="12pt" style:font-weight-complex="normal"/>
    </style:style>
    <style:style style:name="P207" style:family="paragraph" style:parent-style-name="Standard">
      <style:text-properties fo:font-size="12pt" fo:font-weight="normal" officeooo:rsid="007ec792" officeooo:paragraph-rsid="007ec792" style:font-size-asian="10.5pt" style:font-weight-asian="normal" style:font-size-complex="12pt" style:font-weight-complex="normal"/>
    </style:style>
    <style:style style:name="P208" style:family="paragraph" style:parent-style-name="Standard">
      <style:text-properties fo:font-size="12pt" fo:font-weight="normal" officeooo:rsid="0080b28f" officeooo:paragraph-rsid="0080b28f" style:font-size-asian="10.5pt" style:font-weight-asian="normal" style:font-size-complex="12pt" style:font-weight-complex="normal"/>
    </style:style>
    <style:style style:name="P209" style:family="paragraph" style:parent-style-name="Standard">
      <style:text-properties fo:font-size="12pt" fo:font-weight="normal" officeooo:rsid="0086001f" officeooo:paragraph-rsid="0086001f" style:font-size-asian="10.5pt" style:font-weight-asian="normal" style:font-size-complex="12pt" style:font-weight-complex="normal"/>
    </style:style>
    <style:style style:name="P210" style:family="paragraph" style:parent-style-name="Standard">
      <style:text-properties fo:font-size="12pt" fo:font-weight="normal" officeooo:rsid="0087e32b" officeooo:paragraph-rsid="0087e32b" style:font-size-asian="10.5pt" style:font-weight-asian="normal" style:font-size-complex="12pt" style:font-weight-complex="normal"/>
    </style:style>
    <style:style style:name="P211" style:family="paragraph" style:parent-style-name="Standard">
      <style:text-properties fo:font-size="12pt" fo:font-weight="normal" officeooo:rsid="00893f9d" officeooo:paragraph-rsid="00893f9d" style:font-size-asian="10.5pt" style:font-weight-asian="normal" style:font-size-complex="12pt" style:font-weight-complex="normal"/>
    </style:style>
    <style:style style:name="P212" style:family="paragraph" style:parent-style-name="Standard">
      <style:text-properties fo:font-size="12pt" fo:font-weight="normal" officeooo:rsid="0095e4e4" officeooo:paragraph-rsid="0095e4e4" style:font-size-asian="10.5pt" style:font-weight-asian="normal" style:font-size-complex="12pt" style:font-weight-complex="normal"/>
    </style:style>
    <style:style style:name="P213" style:family="paragraph" style:parent-style-name="Standard">
      <style:text-properties fo:font-size="12pt" fo:font-weight="normal" officeooo:rsid="009799bf" officeooo:paragraph-rsid="009799bf" style:font-size-asian="10.5pt" style:font-weight-asian="normal" style:font-size-complex="12pt" style:font-weight-complex="normal"/>
    </style:style>
    <style:style style:name="P214" style:family="paragraph" style:parent-style-name="Standard">
      <style:text-properties fo:font-size="12pt" fo:font-weight="normal" officeooo:rsid="00993209" officeooo:paragraph-rsid="00993209" style:font-size-asian="10.5pt" style:font-weight-asian="normal" style:font-size-complex="12pt" style:font-weight-complex="normal"/>
    </style:style>
    <style:style style:name="P215" style:family="paragraph" style:parent-style-name="Standard">
      <style:text-properties fo:font-size="12pt" fo:font-weight="normal" officeooo:rsid="00998dd9" officeooo:paragraph-rsid="00998dd9" style:font-size-asian="10.5pt" style:font-weight-asian="normal" style:font-size-complex="12pt" style:font-weight-complex="normal"/>
    </style:style>
    <style:style style:name="P216" style:family="paragraph" style:parent-style-name="Standard">
      <style:paragraph-properties fo:break-before="page"/>
      <style:text-properties fo:font-size="16pt" fo:font-weight="bold" officeooo:rsid="0076d3da" officeooo:paragraph-rsid="0076d3da"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69ed85" style:font-weight-asian="bold" style:font-weight-complex="bold"/>
    </style:style>
    <style:style style:name="T3" style:family="text">
      <style:text-properties fo:font-weight="bold" officeooo:rsid="00995a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0b70" style:font-weight-asian="normal" style:font-weight-complex="normal"/>
    </style:style>
    <style:style style:name="T6" style:family="text">
      <style:text-properties fo:font-weight="normal" officeooo:rsid="0015df3a" style:font-weight-asian="normal" style:font-weight-complex="normal"/>
    </style:style>
    <style:style style:name="T7" style:family="text">
      <style:text-properties fo:font-weight="normal" officeooo:rsid="001732ac" style:font-weight-asian="normal" style:font-weight-complex="normal"/>
    </style:style>
    <style:style style:name="T8" style:family="text">
      <style:text-properties fo:font-weight="normal" officeooo:rsid="00237ad1" style:font-weight-asian="normal" style:font-weight-complex="normal"/>
    </style:style>
    <style:style style:name="T9" style:family="text">
      <style:text-properties fo:font-weight="normal" officeooo:rsid="002c90cb" style:font-weight-asian="normal" style:font-weight-complex="normal"/>
    </style:style>
    <style:style style:name="T10" style:family="text">
      <style:text-properties fo:font-weight="normal" officeooo:rsid="004cdcc7" style:font-weight-asian="normal" style:font-weight-complex="normal"/>
    </style:style>
    <style:style style:name="T11" style:family="text">
      <style:text-properties fo:font-weight="normal" officeooo:rsid="004ef8bf" style:font-weight-asian="normal" style:font-weight-complex="normal"/>
    </style:style>
    <style:style style:name="T12" style:family="text">
      <style:text-properties fo:font-weight="normal" officeooo:rsid="0053156c" style:font-weight-asian="normal" style:font-weight-complex="normal"/>
    </style:style>
    <style:style style:name="T13" style:family="text">
      <style:text-properties fo:font-weight="normal" officeooo:rsid="00666ce5" style:font-weight-asian="normal" style:font-weight-complex="normal"/>
    </style:style>
    <style:style style:name="T14" style:family="text">
      <style:text-properties fo:font-weight="normal" officeooo:rsid="006d54cd" style:font-weight-asian="normal" style:font-weight-complex="normal"/>
    </style:style>
    <style:style style:name="T15" style:family="text">
      <style:text-properties fo:font-weight="normal" officeooo:rsid="008a918e" style:font-weight-asian="normal" style:font-weight-complex="normal"/>
    </style:style>
    <style:style style:name="T16" style:family="text">
      <style:text-properties fo:font-weight="normal" officeooo:rsid="008c6c12" style:font-weight-asian="normal" style:font-weight-complex="normal"/>
    </style:style>
    <style:style style:name="T17" style:family="text">
      <style:text-properties fo:font-weight="normal" officeooo:rsid="008d44de" style:font-weight-asian="normal" style:font-weight-complex="normal"/>
    </style:style>
    <style:style style:name="T18" style:family="text">
      <style:text-properties fo:font-weight="normal" officeooo:rsid="008e0d45" style:font-weight-asian="normal" style:font-weight-complex="normal"/>
    </style:style>
    <style:style style:name="T19" style:family="text">
      <style:text-properties fo:font-weight="normal" officeooo:rsid="008ebb95" style:font-weight-asian="normal" style:font-weight-complex="normal"/>
    </style:style>
    <style:style style:name="T20" style:family="text">
      <style:text-properties fo:font-weight="normal" officeooo:rsid="009244ed" style:font-weight-asian="normal" style:font-weight-complex="normal"/>
    </style:style>
    <style:style style:name="T21" style:family="text">
      <style:text-properties officeooo:rsid="000f8b1a"/>
    </style:style>
    <style:style style:name="T22" style:family="text">
      <style:text-properties officeooo:rsid="001d2967"/>
    </style:style>
    <style:style style:name="T23" style:family="text">
      <style:text-properties officeooo:rsid="002631c3"/>
    </style:style>
    <style:style style:name="T24" style:family="text">
      <style:text-properties officeooo:rsid="00273912"/>
    </style:style>
    <style:style style:name="T25" style:family="text">
      <style:text-properties officeooo:rsid="002999d9"/>
    </style:style>
    <style:style style:name="T26" style:family="text">
      <style:text-properties officeooo:rsid="003d8358"/>
    </style:style>
    <style:style style:name="T27" style:family="text">
      <style:text-properties officeooo:rsid="003e2d6d"/>
    </style:style>
    <style:style style:name="T28" style:family="text">
      <style:text-properties officeooo:rsid="0047c3e9"/>
    </style:style>
    <style:style style:name="T29" style:family="text">
      <style:text-properties officeooo:rsid="004aea21"/>
    </style:style>
    <style:style style:name="T30" style:family="text">
      <style:text-properties officeooo:rsid="004ef8bf"/>
    </style:style>
    <style:style style:name="T31" style:family="text">
      <style:text-properties officeooo:rsid="0053156c"/>
    </style:style>
    <style:style style:name="T32" style:family="text">
      <style:text-properties officeooo:rsid="00604815"/>
    </style:style>
    <style:style style:name="T33" style:family="text">
      <style:text-properties officeooo:rsid="0069ed85"/>
    </style:style>
    <style:style style:name="T34" style:family="text">
      <style:text-properties officeooo:rsid="00713b40"/>
    </style:style>
    <style:style style:name="T35" style:family="text">
      <style:text-properties officeooo:rsid="00733399"/>
    </style:style>
    <style:style style:name="T36" style:family="text">
      <style:text-properties officeooo:rsid="0074a3e3"/>
    </style:style>
    <style:style style:name="T37" style:family="text">
      <style:text-properties officeooo:rsid="0077ee04"/>
    </style:style>
    <style:style style:name="T38" style:family="text">
      <style:text-properties officeooo:rsid="007ca2c7"/>
    </style:style>
    <style:style style:name="T39" style:family="text">
      <style:text-properties officeooo:rsid="007e59ef"/>
    </style:style>
    <style:style style:name="T40" style:family="text">
      <style:text-properties officeooo:rsid="0087e32b"/>
    </style:style>
    <style:style style:name="T41" style:family="text">
      <style:text-properties officeooo:rsid="00893f9d"/>
    </style:style>
    <style:style style:name="T42" style:family="text">
      <style:text-properties officeooo:rsid="008a8889"/>
    </style:style>
    <style:style style:name="T43" style:family="text">
      <style:text-properties officeooo:rsid="008e0d45"/>
    </style:style>
    <style:style style:name="T44" style:family="text">
      <style:text-properties style:text-position="0% 100%" fo:font-weight="normal" officeooo:rsid="008ebb95" style:font-weight-asian="normal" style:font-weight-complex="normal"/>
    </style:style>
    <style:style style:name="T45" style:family="text">
      <style:text-properties officeooo:rsid="00995a3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42">Si dividono in due categorie:</text:p>
      <text:list text:style-name="L1">
        <text:list-item>
          <text:p text:style-name="P144"><text:span text:style-name="T1">Restringimenti (stenosi): </text:span>Che possono essere improvvisi o cronici</text:p>
        </text:list-item>
        <text:list-item>
          <text:p text:style-name="P161">Indebolimento delle pareti dei vasi <text:span text:style-name="T21">(aneurismi)</text:span>: <text:span text:style-name="T4">Dilatazione/rottura.</text:span></text:p>
        </text:list-item>
      </text:list>
      <text:p text:style-name="P3">Arteriopatie:<text:span text:style-name="T4"> </text:span></text:p>
      <text:p text:style-name="P51">Si possono avere ostruzioni organiche o funzionali ed aneurismi.</text:p>
      <text:p text:style-name="P51">Si hanno patologie localizzate o di natura sistemica.</text:p>
      <text:p text:style-name="P51"/>
      <text:p text:style-name="P51">Esempi</text:p>
      <text:p text:style-name="P3"><text:span text:style-name="T4">Patologia degenerativa delle arterie di medio e grosso calibro: </text:span>displasia fibro-muscolare<text:span text:style-name="T4">.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51"/>
      <text:p text:style-name="P3">Sclerosi sistemica<text:span text:style-name="T4">: Patologia su base autoimmune, ci sono dei loci associati alla predisposizione genetica. Si ha l’attivazione delle cellule CD4 che stimolano le cellule muscolari a produrre matrice connettivale tramite citochine. Fenomeno di Raynoud. </text:span></text:p>
      <text:p text:style-name="P51"/>
      <text:p text:style-name="P51">Per capire l’eziopatogenesi si deve indagare al livello cellulare, nell’ultimo esempio si deve ricercare nella capacità delle cellule muscolari lisce di sintetizzare matrice.</text:p>
      <text:p text:style-name="P52">L’endotelio vascolare si attivano in condizioni diverse da quelle fisiologiche normali, purtroppo molte condizioni perturbano questi parametri causando l’attivazione endoteliale producendo alterazioni.</text:p>
      <text:p text:style-name="P52"/>
      <text:p text:style-name="P9">Componenti cellulari coinvolte nelle patologie vascolari:</text:p>
      <text:p text:style-name="P9">Cellule endoteliali:</text:p>
      <text:p text:style-name="P52"/>
      <text:p text:style-name="P53">Il flusso fisiologico laminare genera due forze sulla parete vascolare: shear parallelo al flusso e pressione applicata perpendicolarmente alla superficie, in caso di flusso turbolento si generano stress anomali. </text:p>
      <text:p text:style-name="P4"><text:span text:style-name="T4">In corrispondenza delle curvature e delle biforcazioni sono presenti moti turbolenti anche in condizioni fisiologiche. </text:span><text:span text:style-name="T5">Ad esempio nell’aorta si osservano cellule endoteliali allungate nella direzione del flusso dove il flusso si presenta laminare, e cellule più rotondeggianti “a </text:span><text:span text:style-name="T6">ciottolato</text:span><text:span text:style-name="T5">” dove il moto è turbolento.</text:span></text:p>
      <text:p text:style-name="P5"><text:span text:style-name="T5">N</text:span><text:span text:style-name="T4">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pan text:style-name="T4">Le cellule endoteliali in corrispondenza dei flussi turbolenti hanno una produzione di NO più bassa e livelli di P65 più alti, sono già in condizioni fisiologiche più prone a progredire verso stati patologici, </text:span><text:span text:style-name="T7">ad esempio sviluppo di placche aterosclerotiche</text:span><text:span text:style-name="T4">.</text:span></text:p>
      <text:p text:style-name="P54"/>
      <text:p text:style-name="P7">Teoria dello Shear stress set point:</text:p>
      <text:p text:style-name="P43">A seconda della posizione le cellule endoteliali hanno meccanocettori organizzati diversamente per avere una tolleranza al flusso turbolento differente (sensibilità diversa agli stress).</text:p>
      <text:p text:style-name="P43"/>
      <text:p text:style-name="P8">Effetti del fumo di sigaretta:</text:p>
      <text:p text:style-name="P44">Influenzano l’endotelio tramite:</text:p>
      <text:list text:style-name="L2">
        <text:list-item>
          <text:p text:style-name="P145">Composti aromatici policiclici.</text:p>
        </text:list-item>
        <text:list-item>
          <text:p text:style-name="P145">ROS</text:p>
        </text:list-item>
        <text:list-item>
          <text:p text:style-name="P145"><text:soft-page-break/>Metalli (Al, Pb, Cd, Cu, Ni) che possono produrre direttamente stress ossidativo oppure interagire con le proteine ed alterarne la funzione.</text:p>
        </text:list-item>
      </text:list>
      <text:p text:style-name="P44">La produzione di ROS può essere dovuta ad un aumento delle reazioni redox, all’aumento della NADPH ossidasi oppure al disaccoppiamento della eNOS che invece di produrre NO rilascia ROS.</text:p>
      <text:p text:style-name="P44">L’endotelio si attiva anche in condizioni di acidosi (es. metabolica ma soprattuto tissutale, indotta ad esempio dal danno da ischemia e riperfusione).</text:p>
      <text:p text:style-name="P44"/>
      <text:p text:style-name="P45">Il contatto con alti livelli di acidi grassi o colesterolo attiva alterazioni del fenotipo.</text:p>
      <text:p text:style-name="P45"/>
      <text:p text:style-name="P45">Contina e protratta attivazione endoteliale può far passare la situazione da compensazione a vera e propria disfunzione, che può arrivare fino alla morte della cellula endoteliale.</text:p>
      <text:p text:style-name="P45"/>
      <text:p text:style-name="P9">Cellule muscolari vascolari:</text:p>
      <text:p text:style-name="P45">Cellule mesenchimali che si possono comportare da fibroblasti quindi proliferare, muoversi e sintetizzare collagene, elastina, proteoglicani, ecc…</text:p>
      <text:p text:style-name="P4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4">Transizione funzionale delle cellule muscolari che diventano miofibroblasti sotto lo stimolo di elementi profibrogenici.</text:span></text:p>
      <text:p text:style-name="P55"/>
      <text:p text:style-name="P11">Aterosclerosi:</text:p>
      <text:p text:style-name="P46">In realtà si tratta di una famiglia di manifestazioni patologiche.</text:p>
      <text:list text:style-name="L3">
        <text:list-item>
          <text:p text:style-name="P146"><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diabete. Nell’altro caso, quello <text:span text:style-name="T1">iperplasico</text:span> si ha una proliferazione anomale delle fibrocellule muscolari lisce. Si va incontro a necrosi fibrinoide. <text:span text:style-name="T22">(patologia necrotizzante della parete cellulare).</text:span></text:p>
        </text:list-item>
        <text:list-item>
          <text:p text:style-name="P147"><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62">Aterosclerosi<text:span text:style-name="T4">: Inspessimeno della tonaca intima dei vasi arteriosi, presenza di tipiche </text:span>placche ateromatose<text:span text:style-name="T4"> o </text:span>ateromi<text:span text:style-name="T4"> (poltiglia di detriti cellulari), malattia degenerativa progressiva, interessa solo le arterie di medio e grosso calibro, dove lo stress pressorio è maggiore.</text:span></text:p>
        </text:list-item>
      </text:list>
      <text:p text:style-name="P56">Il processo degenerativo inizia presto e dura anni, negli stadi iniziali prende il nome di stria lipidica, ed è un accumulo di colesterolo nelle cellule endoteliali.</text:p>
      <text:p text:style-name="P47">Un fattore di rischio per la aterosclerosi è il sesso maschile, si pensa a causa dei livelli di estrogeni.</text:p>
      <text:p text:style-name="P47"/>
      <text:p text:style-name="P12">Ipercolesterolemie:</text:p>
      <text:p text:style-name="P4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8">Può aumentare anche in caso di mutazione dell’apolipoproteina E.</text:p>
      <text:p text:style-name="P49">Eccesso di colesterolemia porta a ateromi (accumulo nella parete vascolare) e xantomi (accumulo a livello del connettivo, derma e tendini).</text:p>
      <text:p text:style-name="P50">Quando si accumulano LDL in posizioni non fisiologiche (ad esempio l’interstizio che ha caratteristiche più ossidanti rispetto al plasma) tendono ad ossidarsi e vengono riconosciute come DAMPs.</text:p>
      <text:p text:style-name="P50"><text:soft-page-break/>Le HDL lavorano per rimuovere colesterolo dalle pareti arteriose.</text:p>
      <text:p text:style-name="P50"/>
      <text:p text:style-name="P57">Fattori genetici che influenzano l’aterosclerosi: oltre 200 loci coinvolti, tra cui recettori, rimodellamento vascolare, ecc…</text:p>
      <text:p text:style-name="P57">I fattori di rischio si possono far risalire a processi di natura infiammatoria o a disturbi della concentrazione di lipoproteine.</text:p>
      <text:p text:style-name="P57"/>
      <text:p text:style-name="P13">Iper-omocisteinemia</text:p>
      <text:p text:style-name="P57">Intermedio nella interconversione tra cisteina e metionina, le reazioni di conversione dipendono da cofattori vitaminici, nello specifico B6, B12 e folato.</text:p>
      <text:p text:style-name="P57">Tra le cause si possono avere alterazioni degli enzimi o carenze dei cofattori, difetti nello smaltimento (insufficienza renale), patologie neoplasiche, ecc…</text:p>
      <text:p text:style-name="P57">L’omocisteina ha un gruppo redox attivo che può andare incontro a reazioni di auto-ossidazione, attivare NAPH-ossidasi, disaccoppiamento NOS, che forma ROS invece che NO.</text:p>
      <text:p text:style-name="P57">L’omocisteina può legare NO, con l’effetto complessivo di ridurre il NO circolante, ne derivano proliferazione delle cellule muscolari lisce ed attivazione piastrinica.</text:p>
      <text:p text:style-name="P57">Contemporaneamente l’arginina è convertita in un intermedio che è poi degradato da un’idrolasi, tale idrolasi è inibita dalle condizioni ossidative portando ad accumulo dell’intermedio, il quale a sua volta inibisce la sintesi di NO.</text:p>
      <text:p text:style-name="P57">Nel complesso l’iper-omocisteinemia porta a riduzione della disponibilità di NO.</text:p>
      <text:p text:style-name="P57"/>
      <text:p text:style-name="P13">Lp(A):</text:p>
      <text:p text:style-name="P57">Derivato delle LDL modificate tramite legame dell’APO-B100 con una molecola di APO-A.</text:p>
      <text:p text:style-name="P57">L’APO-A legata all’LDL ha una coda di lunghezza variabile di composizione varia, più è lunga questa coda più è facile che la Lp(A) rimanga bloccata dentro all’epatocita. La lunghezza della coda di APO-A dipende da polimorfismi genetici.</text:p>
      <text:p text:style-name="P57">I livelli di APO-A sono correlati a malatia coronarica o cerebrovascolare indipendentemente dai livelli di LDL e di colesterolo.</text:p>
      <text:p text:style-name="P57">La coda di APO-A è simile al plasminogeno, inibendo il processo di fibrinolisi.</text:p>
      <text:p text:style-name="P57">Inoltre Lp(A) sembra più prona ad andare incontro a fenomeni ossidativi.</text:p>
      <text:p text:style-name="P57"/>
      <text:p text:style-name="P57">Patologie come diabete, alcolismo, nefrosi (vedi Pompella) o ipotiroidismo facilitano lo sviluppo di aterosclerosi.</text:p>
      <text:p text:style-name="P57"/>
      <text:p text:style-name="P13">Com fa l’ipotiroidismo ad essere associato a dis-lipoproteinemie?</text:p>
      <text:p text:style-name="P5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7"/>
      <text:p text:style-name="P14">Associazione ad estrogeni:</text:p>
      <text:p text:style-name="P5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8"/>
      <text:p text:style-name="P14">Patogenesi dell’aterosclerosi</text:p>
      <text:p text:style-name="P5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8"><text:soft-page-break/>Riassumendo:</text:p>
      <text:p text:style-name="P58">Endotelio attivato → aumento di permeabilità → extravasazione di LDL → accumulo di LDL ossidae e leucociti nell’intima → in qualche modo proliferano le fibrocellule muscolari.</text:p>
      <text:p text:style-name="P58"/>
      <text:p text:style-name="P58">All’inizio la malattia aterosclerotica si presenta come strie lipidiche.</text:p>
      <text:p text:style-name="P58">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8">Nell’intima stanno migrando cellule muscolari dalla media che vanno incontro a trans-differenziazione diventando fibroblasti ed assumono attività fagocitaria diventando anch’esse cellule schiumose.</text:p>
      <text:p text:style-name="P58">Nella placca matura il danno tissutalle induce processo infiammatorio, contemporaneamente le fibrocellule muscolari producono matrice nel tentativo di riparazione. </text:p>
      <text:p text:style-name="P58">Nella tonaca intima si distingue un core necrotico rivestito da matrice prodotta nel tentativo di riparazione (cappuccio fibroso).</text:p>
      <text:p text:style-name="P58">La placca accumula semprepiù materiale necrotico restringengo il lume del vaso. Il restringimento del lume disturba il flusso ematico che diventa turbolento e a sua volta produce alterazioni endoteliali (circolo vizioso).</text:p>
      <text:p text:style-name="P5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8"/>
      <text:p text:style-name="P5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8">I macrofagi si differenziano in vari fenotipi: quelli che hanno attività fagocitaria (M1) si trovano per lo più al centro della placca, all’esterno si trovano più macrofagi M2, che tentano di riparare il tessuto.</text:p>
      <text:p text:style-name="P58"/>
      <text:p text:style-name="P14">Tipologie di placche:</text:p>
      <text:p text:style-name="P58">Da un putno di vista morfologico si possono avere placche eccentriche (solo da un lato della parete) oppure concentrica (che interessa tutta la parete).</text:p>
      <text:p text:style-name="P14">Placca vulnerabile: <text:span text:style-name="T4">Condizione infiammatoria molto attiva, core necrotica grossa che preme cotro il cappuccio fibroso, risente delle alterazioni di flusso.</text:span></text:p>
      <text:p text:style-name="P14">Placca stabile: <text:span text:style-name="T4">Core con infiammazione più debole, meno prona a rompersi.</text:span></text:p>
      <text:p text:style-name="P58"/>
      <text:p text:style-name="P58">Nella placca instabile si ha più probabilità di rottura o di morte endoteliale con esposizione di molecole sottoendoteliali altamente trombogeniche.</text:p>
      <text:p text:style-name="P14">Erosione:<text:span text:style-name="T4"> perdite di endotelio, cascata coagulativa, </text:span><text:span text:style-name="T8">trombosi</text:span><text:span text:style-name="T4">, può diventare </text:span><text:span text:style-name="T8">embolia</text:span><text:span text:style-name="T4"> se si staccano frammenti.</text:span></text:p>
      <text:p text:style-name="P14">Fissurazione:<text:span text:style-name="T4"> rotura del cappuccio fibroso, sversamento del core necrotico in circolo, materiale altamente infiammatorio e trombogenico, </text:span><text:span text:style-name="T8">embolia</text:span><text:span text:style-name="T4">.</text:span></text:p>
      <text:p text:style-name="P58"/>
      <text:p text:style-name="P59">Non è infrequente che il trombo sia incluso nella parete arteriosa, ulteriore restringimento del lume del vaso.</text:p>
      <text:p text:style-name="P59">All’interno della placca si possono formare precipitazioni di calcio oppure nuovi vasi sanguigni, molto permeabili e fragili, iniziano a far accumulare nella placca anche eritrociti ed elementi <text:soft-page-break/>figurati del sangue (emorragia intra-placca). La spinta all’angiogenesi è data dall’ipossia, causata dall’inspessimento della tonaca intima che impedisce il passaggio di ossigeno dal lume.</text:p>
      <text:p text:style-name="P59">Altro danno dovuto all’ipossia della tonaca media è la vasodilatazione e cedimento della parete vasale (aneurisma).</text:p>
      <text:p text:style-name="P59">Anche la fessurazione può indurre emorragia intraplacca, stavolta dal lume del vaso, rendendo la placca più prona alla rottura.</text:p>
      <text:p text:style-name="P59">Trombosi e aneurismi sono in realtà gli stadi terminali della malattia aterosclerotica, nelle prime fasi è del tutto asintomatica.</text:p>
      <text:p text:style-name="P59"/>
      <text:p text:style-name="P60">In caso di placca instabile si può avere trombosi/embolia, nel caso di patologia coronarica ad esempio si ha angina stabile, instabile e nei casi più gravi infarto del miocardio.</text:p>
      <text:p text:style-name="P60">In caso di placca stabile il restringimento del lume può tradursi in occlusione completa in presenza di fattori pro-vasocostrittori (fattori dell’infiammazione oppure catecolamine), ad esempio infarto del miocardio a seguito di forti emozioni.</text:p>
      <text:p text:style-name="P60"/>
      <text:p text:style-name="P6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60"/>
      <text:p text:style-name="P15">Cosa distingue una placca vulnerabile?</text:p>
      <text:list text:style-name="L4">
        <text:list-item>
          <text:p text:style-name="P148">Volume relativamente elevato.</text:p>
        </text:list-item>
        <text:list-item>
          <text:p text:style-name="P148">Rimodellamento verso l’esterno.</text:p>
        </text:list-item>
        <text:list-item>
          <text:p text:style-name="P148">Grande nucleo lipidico composto da cristalli di colesterolo.</text:p>
        </text:list-item>
        <text:list-item>
          <text:p text:style-name="P148">Infiammazione. (molto importante).</text:p>
        </text:list-item>
      </text:list>
      <text:p text:style-name="P61"/>
      <text:p text:style-name="P15">Aneurismi</text:p>
      <text:p text:style-name="P61">Dilatazione patologica circoscritta di tutta la parete di un vaso sanguigno. Di natura congenita o acquisita.</text:p>
      <text:p text:style-name="P61">Si dividono in sacciformi se interessano solo una parte della parete o fusiformi se interessano tutta la circonferenza. <text:span text:style-name="T23">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24">Aterosclerosi, ipertensione, infezioni possono causare stato di infiammazione e stress ossidativo che portano a polimorfismi delle metalloproteasi e produzione di citochine che inducono apoptosi delle VSMC (???) e alterata sintesi della matrice extracellulare.</text:span></text:p>
      <text:p text:style-name="P6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6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63">Indipendentemente dalla causa si ha perdita di funzionalità delle cellule muscolari della parete. Quando la parete si assottiglia non riesce più a contrastare la pressione luminale e si allarga sempre più fino alla eventuale rotture.</text:p>
      <text:p text:style-name="P6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4">Si parla di aneurisma solo quando si ha assottigliamento della parete. Va distinto da altre condizione, come le dissecazioni: infiltrazioni di sangue nella tonaca intima che può espandersi fino <text:soft-page-break/>a formare un “falso canale” che in caso di cronicizzazione si riveste di cellule endoteliali e nei casi migliori sbocca di nuovo nel lume. <text:span text:style-name="T25">Può degenerare con conseguenze molto gravi, come ad esempio il tamponamento cardiaco.</text:span></text:p>
      <text:p text:style-name="P64"/>
      <text:p text:style-name="P16">Pseudoaneurismi:<text:span text:style-name="T4"> Cedimento della parete del vaso (non assottigliamento) con accumulo di ematoma perivascolare contenuto dal tessuto perivascolare o dalla tonaca avventizia del vaso.</text:span></text:p>
      <text:p text:style-name="P67"/>
      <text:p text:style-name="P17">Flebopatie</text:p>
      <text:p text:style-name="P65">Si possono avere problemi di natura occlusiva (trombosi) o di natura dilatativa (varici).</text:p>
      <text:p text:style-name="P17">Varici:<text:span text:style-name="T4">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4">Le sedi più diffuse sono gli arti inferiori (vene superficiali) oppure in caso di ipertensione portale i sistemi che drenano nella vena porta, es. vene esofagee. </text:span><text:span text:style-name="T9">È abbastanza raro che le vene superficiali generino emboli ma può succedere.</text:span></text:p>
      <text:p text:style-name="P68"/>
      <text:p text:style-name="P19">Trombosi venosa profonda: <text:span text:style-name="T4">Possono essere causate dalle stesse cause delle varici, da difetti nella cascata coagulativa, stasi, traumi e malattie infiammatorie, sindrome paraneoplastica, anemia falciforme, età avanzata.</text:span></text:p>
      <text:p text:style-name="P69"/>
      <text:p text:style-name="P20">Fisiopatologia dell’emostasi e del circolo</text:p>
      <text:p text:style-name="P66">Deficit del sistema emostatico → manifestazioni emorragiche.</text:p>
      <text:p text:style-name="P66">Eccessiva attività del sistema emostatico → manifestazioni trombotiche.</text:p>
      <text:p text:style-name="P20">Cause dell’emorragia: <text:span text:style-name="T4">trauma, eccesso di fibrinolisi, alterazione delle piastrine, deficit di coagulazione, fragilità vascolare (non ai livelli dell’aneurisma, qui si parla di emorragie più contenute). </text:span></text:p>
      <text:list text:style-name="L5">
        <text:list-item>
          <text:p text:style-name="P149">Cause dovute alla fragilità vascolare: sepsi o endocarditi infettive inducono sepsi con conseguenti vasculiti (possono essere prodotti dai patogeni stessi o dalla reazione del sistema immunitario in risposta all’infezione) e CID. </text:p>
          <text:p text:style-name="P149">La vsculite può anche essere dovuta a reazioni a farmaci. </text:p>
          <text:p text:style-name="P149">Un caso particolare è la porpora di Schonlein-Henoch di solito di origine virale, caratterizzata da accumulo di materiale contenete IgA.</text:p>
          <text:p text:style-name="P149">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150">Porpore si possono produrre anche nella sindrome di Cushing a causa dell’accelerata degradazione proteica (sono degradate anche le proteine che formano la parete dei vasi).</text:p>
          <text:p text:style-name="P163"><text:span text:style-name="T4">Cause genetiche: </text:span>Teleangectasia emprragica ereditaria:<text:span text:style-name="T4"> Polimorfismi di BMP9 o mutazioni del recettore che (???) producono fragilità vascolare.</text:span></text:p>
        </text:list-item>
        <text:list-item>
          <text:p text:style-name="P150">Cause di origine emostatica: </text:p>
          <text:list>
            <text:list-item>
              <text:p text:style-name="P163"><text:span text:style-name="T4">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4">, collegata alla catena pesante 9 della miosina, si presenta con mega-trombocitopenia.</text:span></text:p>
              <text:p text:style-name="P164"><text:span text:style-name="T4">Altra malattia genetica che causa trombocitopenia è la </text:span>Sindrome di Wiskott-Aldricht<text:span text:style-name="T4">, deficit di proteina WASP che si presenta con microtrombocitopenia ed immunodeficienza.</text:span></text:p>
            </text:list-item>
            <text:list-item>
              <text:p text:style-name="P151">Trombocitopenie da aumentata distruzione: </text:p>
              <text:list>
                <text:list-item>
                  <text:p text:style-name="P152">Porpora immune trombocitopenica: autoanticorpi contro GpIb e GpIIb che portano ad attivazione del complemento (lisi intravascolare), opsonizzazione. Si presenta in <text:soft-page-break/>due forme: forma cronica generalmente benigna e forma acuta che può produrre emorragie cerebrali. Nel caso di HIV (???) la trombocitopenia è molto più grave perché può infettare direttamente i megacariociti.</text:p>
                </text:list-item>
                <text:list-item>
                  <text:p text:style-name="P153">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154">Attivazione del complemento e lisi diretta (emoglobinuria parossistica notturna).</text:p>
                </text:list-item>
              </text:list>
            </text:list-item>
            <text:list-item>
              <text:p text:style-name="P154">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65">Porpora trombotica trombocitopenica:<text:span text:style-name="T4">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66">Sindrome emolitico-uremica<text:span text:style-name="T4">: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155">Alterata distribuzione nell’organismo: sequestro splenico </text:p>
            </text:list-item>
          </text:list>
        </text:list-item>
      </text:list>
      <text:p text:style-name="P70">All’opposto delle trombocitopenie ci sono le <text:span text:style-name="T1">trombocitosi,</text:span> che si dividono in primitive o secondarie.</text:p>
      <text:p text:style-name="P70">Tra le primarie si hannole sindromi mieloproliferative. Tra le secondarie emorragie, anemie ferro-prive, splenectomia, infiammazione cronica, neoplasie gastriche o polmonari.</text:p>
      <text:p text:style-name="P70"/>
      <text:p text:style-name="P71">La terza categoria di difetti piastrinici sono le <text:span text:style-name="T1">trombocitopatie, </text:span>ovvero difetti di funzione.</text:p>
      <text:p text:style-name="P71">Qualsiasi passaggio dell’attivazione piastrinica può essere oggetto di una trombicitopatia, da difetti del VWf a difetti di GP1b, <text:s/>GP2b, GP3a, ecc…</text:p>
      <text:p text:style-name="P71">Altri bersagli sono i granuli, carenza di questi ultimi, anomalie di formazione o difetti nel loro contenuto.</text:p>
      <text:p text:style-name="P72">Altri difetti ancora sono le dimensioni troppo piccole o troppo grandi.</text:p>
      <text:p text:style-name="P71">Per lo più si tratta di patologie genetiche autosomiche recessive. </text:p>
      <text:p text:style-name="P72">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26">a</text:span>d esempio antinfiammatori non steroidei).</text:p>
      <text:p text:style-name="P73">Anche nel caso di trombocitopatie si hanno manifestazioni di natura emorragica.</text:p>
      <text:p text:style-name="P21">Malattie emorragiche ereditarie:</text:p>
      <text:list text:style-name="L6">
        <text:list-item>
          <text:p text:style-name="P167">Emofilia A:<text:span text:style-name="T4"> carenza di fattore VIII.</text:span></text:p>
        </text:list-item>
        <text:list-item>
          <text:p text:style-name="P167">Emofilia B: <text:span text:style-name="T4">carenza di fattore IX.</text:span></text:p>
        </text:list-item>
        <text:list-item>
          <text:p text:style-name="P167">Malattia di von Willebrand</text:p>
        </text:list-item>
        <text:list-item>
          <text:p text:style-name="P167">Carenze di altri fattori</text:p>
        </text:list-item>
      </text:list>
      <text:p text:style-name="P73">Si tratta di condizioni che si presentano con vari gradi di gravità.</text:p>
      <text:p text:style-name="P73">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4">Si presenta in varie forme:</text:p>
      <text:list text:style-name="L7">
        <text:list-item>
          <text:p text:style-name="P156"><text:span text:style-name="T27">T</text:span>ipo I: Difetto quantitativo, riduzione lieve dell’espressione dei multimeri.</text:p>
        </text:list-item>
        <text:list-item>
          <text:p text:style-name="P156">Tipo II: Difetto qualitativo, ridotta capacità di legare piastrine.</text:p>
        </text:list-item>
        <text:list-item>
          <text:p text:style-name="P156"><text:soft-page-break/>Tipo III: Difetto quantitativo grave, &lt; 10%.</text:p>
        </text:list-item>
        <text:list-item>
          <text:p text:style-name="P156">Tipo IIB: Aumentata affinità per le piastrine, trombocitopenia.</text:p>
        </text:list-item>
      </text:list>
      <text:p text:style-name="P75">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5"/>
      <text:p text:style-name="P75">Esempio di sindrome di vW acquisita: <text:span text:style-name="T1">sindrome di Heyde</text:span></text:p>
      <text:p text:style-name="P75">Caratterizzata da due aspetti: calcificazione e stenosi della valvola aortica e angiodisplasia intestinale.</text:p>
      <text:p text:style-name="P75">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6">Sindromi coagulative si hanno nell’amiloidosi da catene leggere perché in questo caso si accumulano fibrille in posizione perivascolare le quali sequestrano il fattore X della coagulazione.</text:p>
      <text:p text:style-name="P76"/>
      <text:p text:style-name="P77">In caso di sindromi emorragiche si hanno emorragie anche in caso di rotture di piccoli vasi dovute a traumi minori.</text:p>
      <text:p text:style-name="P77"/>
      <text:p text:style-name="P22">Alterazioni del sistema fibrinolitico</text:p>
      <text:p text:style-name="P77">Si può avere esagerata fibrinolisi che porta verso sindromi emorragiche, oppure insufficiente fibrinolisi che porta verso malattie trombotiche.</text:p>
      <text:list text:style-name="L8">
        <text:list-item>
          <text:p text:style-name="P157">CID: Coagulazione Intravascolare Disseminata.</text:p>
        </text:list-item>
        <text:list-item>
          <text:p text:style-name="P157">Sindromi iperfibrinolitiche: polimorfismi di vari fattori, patologie abbastanza rare.</text:p>
        </text:list-item>
      </text:list>
      <text:p text:style-name="P77"/>
      <text:p text:style-name="P23">Trombosi</text:p>
      <text:p text:style-name="P78">Triade di Virchow. </text:p>
      <text:p text:style-name="P79">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58">Turbolenza: trombosi arteriosa e cardiaca.</text:p>
        </text:list-item>
        <text:list-item>
          <text:p text:style-name="P158">Stasi: trombosi venosa.</text:p>
        </text:list-item>
      </text:list>
      <text:p text:style-name="P79">Aneurismi, infarti, ecc… possono causare disturbi del flusso che inducono trombosi.</text:p>
      <text:p text:style-name="P79"/>
      <text:p text:style-name="P80">Stati di ipercoagulabilità possono derivare da cause primitive (genetiche) o secondarie (acquisite) come ad esempio immobilità, infarto, patologie neoplastiche.</text:p>
      <text:p text:style-name="P80">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80">Un’altra mutazione può interessare il fattore II, che porta incremento del rischio di 5-7 volte.</text:p>
      <text:p text:style-name="P81">Sedi di trombosi possono essere: la parete di grossi vasi come l’aorta (trombi murali) oppure le valvole cardiache (vegetazioni). Le vegetazioni hanno tendenza a distaccare frammenti. </text:p>
      <text:p text:style-name="P81"/>
      <text:p text:style-name="P24">Coagulazione Intravascolare Disseminata</text:p>
      <text:p text:style-name="P81">Comprende sia manifestazioni trombotiche che emorragiche con alterazioni in praticamente tutti gli stadi della cascata coagulativa.</text:p>
      <text:p text:style-name="P81">Si ha in caso di rilascio importante di fattore tissutale (danno tissutale) o esteso danno endoteliale.</text:p>
      <text:p text:style-name="P82"><text:soft-page-break/>Le cause possono essere varie, dalle emergenze di tipo ostetrico, trasfusione con sangue incompatibile o danneggiato perché conservato male, tumori, setticemie, importanti fenomeni necrotici.</text:p>
      <text:p text:style-name="P82"/>
      <text:p text:style-name="P82">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82"/>
      <text:p text:style-name="P82">La CID può evolvere in molti modi diversi, a seconda di fattori come l’origine può indirizzarsi verso manifestazioni principalmente trombotiche o principalmente emorragiche.</text:p>
      <text:p text:style-name="P82"/>
      <text:p text:style-name="P83">L’endotossina prodotta in caso di setticemia da Gram- può indurre una CID.</text:p>
      <text:p text:style-name="P83"/>
      <text:p text:style-name="P83">In caso di CID che evolve verso emorragia si hanno ecchimosi, ematomi estesi, ematura.</text:p>
      <text:p text:style-name="P83">In caso di sindrome trombotica si ha sindrome da distress respiratorio, danni cerebrali sanguinamento gastrointestinale, insufficienza renale acuta.</text:p>
      <text:p text:style-name="P83"/>
      <text:p text:style-name="P83">Se il trombo/embolo è di origine arteriosa si ha di solito patologia di tipo ischemico/infarto, se ha origine venosa si ha più frequentemente embolia polmonare.</text:p>
      <text:p text:style-name="P83"/>
      <text:p text:style-name="P84">Le sorgenti degli emboli possono essere varie: gassose, cellule fetali che raggiungono il circolo della madre, accumuli circolanti di cellule neoplastiche, materiale di origine midollare che si libera in caso di frattura.</text:p>
      <text:p text:style-name="P84"/>
      <text:p text:style-name="P25">Cause di infarto</text:p>
      <text:list text:style-name="L10">
        <text:list-item>
          <text:p text:style-name="P159">Vasospasmo locale.</text:p>
        </text:list-item>
        <text:list-item>
          <text:p text:style-name="P159">Emorragia intra-placca.</text:p>
        </text:list-item>
        <text:list-item>
          <text:p text:style-name="P159">Compressione di un vaso.</text:p>
        </text:list-item>
        <text:list-item>
          <text:p text:style-name="P159">Torsione di un vaso.</text:p>
        </text:list-item>
        <text:list-item>
          <text:p text:style-name="P159">Rottura traumatica di un vaso.</text:p>
        </text:list-item>
      </text:list>
      <text:p text:style-name="P84">L’evento ischemico dipende dalla velocità con la quale si sviluppa l’occlusione del vaso e dalla disponibilità di collaterali.</text:p>
      <text:p text:style-name="P85">Si parla di infarti bianchi quando la manifestazione coinvolge il sistema arterioso o quando si considera un organo solido e di infarto rosso quando coinvolge il comparto venoso oppure quando si parla di un tessuto molle.</text:p>
      <text:p text:style-name="P85">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28">L’infarto circonferenziale subendocardico può derivare da una riduzione dell’apporto di sangue ossigenato, ad esempio in caso di shock.</text:span></text:p>
      <text:p text:style-name="P26">Fisiopatologia delle cellule del sangue</text:p>
      <text:p text:style-name="P27">Anemia:<text:span text:style-name="T4"> diminuzione della quantità totale di emoglobina.</text:span></text:p>
      <text:p text:style-name="P86">Si possono dividere in 3 categorie:</text:p>
      <text:p text:style-name="P27">Diminuita produzione:<text:span text:style-name="T4"> carenza di Fe, EPO, ecc...</text:span></text:p>
      <text:p text:style-name="P27">Perdita diretta: <text:span text:style-name="T4">emorragie.</text:span></text:p>
      <text:p text:style-name="P27">Aumentata distruzione</text:p>
      <text:p text:style-name="P27"/>
      <text:p text:style-name="P86">Dal punto di vista morfologico si classificano in macrocitemie, microcitemie a normocitemie.</text:p>
      <text:p text:style-name="P86">Dal punto di vista della quantità di emoglobina presente all’interno degli eritrociti si classificano eritrociti ipocromici, normocromici ed ipercromici.</text:p>
      <text:p text:style-name="P86"/>
      <text:p text:style-name="P28">Carenza di ferro:</text:p>
      <text:p text:style-name="P87">Incrementata utilizzazione (gravidanza, rapisa crescita).</text:p>
      <text:p text:style-name="P87">Aumentate perdite (Emorragie, mestruazioni, <text:span text:style-name="T29">emolisi</text:span>).</text:p>
      <text:p text:style-name="P87">Diminuito apporto (Diete ricche di cereali e povere di carne, ridotta sintesi di transferrina).</text:p>
      <text:p text:style-name="P29">Epcidina:<text:span text:style-name="T4">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4"> porta ad anemia ipocromica microcitica.</text:span></text:p>
      <text:p text:style-name="P30"><text:span text:style-name="T4">L’epcidina viene anche prodotta nella fase acuta dell’infiammazione </text:span><text:span text:style-name="T10">(perché riducendo il livello di ferro ostacola l’attività microbica)</text:span><text:span text:style-name="T4">. In caso di indiammazione sistemica persistente si ha aumento della produzione di epcidina che riduce il ferro sierico e la produzione di eritropoietina.</text:span></text:p>
      <text:p text:style-name="P89">L’interazione tra le vie di segnalazione di epcidina ed eritropoietina fa sì che l’abbondanza di epcidina porti a riduzione della produzione di eritropoietina e viceversa.</text:p>
      <text:p text:style-name="P30"><text:span text:style-name="T4"/></text:p>
      <text:p text:style-name="P31">Anemie da perdita emorragica: <text:span text:style-name="T4">causata sia da emorragie acute che croniche. </text:span></text:p>
      <text:p text:style-name="P31"><text:span text:style-name="T4"/></text:p>
      <text:p text:style-name="P31">Anemie sideroblastiche:<text:span text:style-name="T4"> Difetti nella sintesi dell’eme, si dividono in primarie (mutazioni genetiche) e secondarie (farmaci, intossicazioni, carenze vitaminiche, neoplasie). </text:span><text:span text:style-name="T11">Caratteristica è la presenza di “</text:span><text:span text:style-name="T30">sideroblasti ad anello</text:span><text:span text:style-name="T11">”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11"/></text:p>
      <text:p text:style-name="P32">Anemie aplastiche: <text:span text:style-name="T4">disturbi a carico del midollo osseo: idiopatica (eziologia non spiegata, 2/3 dei casi), dovuta a radiazioni ionizzanti, farmaci, agenti chimici, virus, fattori genetici.</text:span></text:p>
      <text:p text:style-name="P32"><text:span text:style-name="T4"/></text:p>
      <text:p text:style-name="P32">Pure Red Cell Aplasia</text:p>
      <text:p text:style-name="P88">Può essere dovuta a timoma (tumore raro al timo che si associa in alcuni casi a fenomeni autoimmuni), può capitare che porti alla produzioni di anticorpi anti-eritrociti.</text:p>
      <text:p text:style-name="P88">Infezione virale: alcuni virus (es. B19) possono infettare i precursori degli eritrociti.</text:p>
      <text:p text:style-name="P88">Cause intrinseche: es. sindrome di Blackfan-Diamond.</text:p>
      <text:p text:style-name="P88"/>
      <text:p text:style-name="P33">Anemie mieloftisiche:<text:span text:style-name="T4"> Possono essere il risultato di leucemia, mieloma multiplo, metastasi da carcinomi, malattia granulomatosa, mielofibrosi.</text:span></text:p>
      <text:p text:style-name="P90">L’alterazioe del midollo e fibrosi porta ad alterazioni dei meccanismi di rilascio di globuli rossi e leucociti.</text:p>
      <text:p text:style-name="P33"><text:span text:style-name="T4"/></text:p>
      <text:p text:style-name="P34">Alterazioni della maturazione:<text:span text:style-name="T4"> Riduzione di EPO, ridotto numero di globuli rossi, ridotto trasporto di ossigeno.</text:span></text:p>
      <text:p text:style-name="P34"><text:span text:style-name="T4">Es. </text:span>anemie megaloblastiche:<text:span text:style-name="T4"> carenza di vitamina B12 o di acido folico, l’acido folico serve come cofattore per alcuni enzimi coinvolti nella sintesi di basi azotate. La carenza di vitamina B12 porta </text:span><text:soft-page-break/><text:span text:style-name="T4">anche ad accumulo di omocisteina e malattie cardiovascolari. Es, </text:span>anemia perniciosa<text:span text:style-name="T4"> attacco autoimmune delle cellule parietali della mucosa gastrica, carenza di fattore antipernicioso intrinseco (si possono avere anche autoanticorpi contro il fattore stesso).</text:span></text:p>
      <text:p text:style-name="P34"><text:span text:style-name="T4"/></text:p>
      <text:p text:style-name="P34"><text:span text:style-name="T4">Frequentemente nei soggetti con ipotiroidismo si ha anemia, si può avere anemia </text:span>normocitica<text:span text:style-name="T4"> (pochi RBC ma di forma regolare) perché gli ormoni tiroidei impattano sulla produzione di EPO.</text:span> <text:span text:style-name="T31">Microcitica</text:span><text:span text:style-name="T12"> perchè</text:span> <text:span text:style-name="T4">facilitano mestruazioni abbondanti (controllano gli ormoni) e riducono la produzione acida dello stomaco (problemi nell’assorbimento di Fe). Oppure si può avere anemia </text:span>macrocitica<text:span text:style-name="T4"> quando l’ipotiroidismo è su base autoimmune, in questo casi si possono avere anche autoanticorpi contro la mucosa gastrica.</text:span></text:p>
      <text:p text:style-name="P34"><text:span text:style-name="T4"/></text:p>
      <text:p text:style-name="P35">Anemie emolitiche: </text:p>
      <text:p text:style-name="P91">Emivita ridotta dei globuli rossi, dovuti a:</text:p>
      <text:p text:style-name="P35">Difetti interni al globulo rosso:<text:span text:style-name="T4">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4"/></text:p>
      <text:p text:style-name="P91">Porta ad aumento di EPO, emopoiesi extramidollare e colelitiasi. </text:p>
      <text:p text:style-name="P92">I globuli rossi possono danneggiarsi (emolisi intravascolare) dal passaggio attraverso vie impervie o protesi valvolari meccaniche.</text:p>
      <text:p text:style-name="P92">Anche traumi ripetuti possono portare a danneggiamento degli elementi figurati del sangue (es. maratona, karate, suonare il bongo).</text:p>
      <text:p text:style-name="P36"><text:span text:style-name="T4">Altra causa ancora di anemia emolitica possono essere le ustioni.</text:span></text:p>
      <text:p text:style-name="P36"><text:span text:style-name="T4"/></text:p>
      <text:p text:style-name="P36">Emoglobinuria parossistica notturna:<text:span text:style-name="T4">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4"/></text:p>
      <text:p text:style-name="P37">Anemie immunoemolitiche:<text:span text:style-name="T4"> produzione di autoanticorpi contro i globuli rossi, cause varie, le tipologie di anticorpi coinvolte sono diverse che si riflettono in diversi quadri clinici.</text:span></text:p>
      <text:p text:style-name="P93">IgG: attivi a 37°C, emolisi extravascolare.</text:p>
      <text:p text:style-name="P93">IgM: si legano a bassa temperatura, possono fare agglutinazione, si possono formare queste agglutinazioni nei distretti corporei a temperatura più bassa (ischemie periferiche).</text:p>
      <text:p text:style-name="P93">IgG “fredde” questi anticorpi attivano meglio il complemento, distruzione degli eritrociti in circolo (intravascolare).</text:p>
      <text:p text:style-name="P93"/>
      <text:p text:style-name="P38">Anemie immunoemolitiche da farmaci:</text:p>
      <text:list text:style-name="L11">
        <text:list-item>
          <text:p text:style-name="P168">Modello dell’aptene:<text:span text:style-name="T4"> Farmaco che si lega alla superficie eritrocitaria, IgG contro il farmaco si legano e distruggono anche l’eritrocita.</text:span></text:p>
        </text:list-item>
        <text:list-item>
          <text:p text:style-name="P168">Formazione di immunocomplessi</text:p>
        </text:list-item>
        <text:list-item>
          <text:p text:style-name="P168">Modello autoimmune</text:p>
        </text:list-item>
      </text:list>
      <text:p text:style-name="P38"/>
      <text:p text:style-name="P38">Anemie immunoemolitiche da malattie infettive</text:p>
      <text:p text:style-name="P94">Distruzione autoimmune dovuto a similarità tra l’antigene del patogeno e le proteine di superficie dell’eritrocita.</text:p>
      <text:p text:style-name="P94"/>
      <text:p text:style-name="P39">Anemie dovute ad anomalie strutturali dell’eritrocita</text:p>
      <text:p text:style-name="P95"><text:soft-page-break/>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95">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95">La Vicia faba contiene due molecole che a livello intestinale producono molecole redox-attive che possono raggiungere i globuli rossi.</text:p>
      <text:p text:style-name="P95"/>
      <text:p text:style-name="P39">Metaemoglobinopatie:</text:p>
      <text:p text:style-name="P95">Causate da polimorfismi in enzimi.</text:p>
      <text:p text:style-name="P95">Il caso più frequente è la sostituzione dell’istidina che lega il ferro nel gruppo eme con tirosina.</text:p>
      <text:p text:style-name="P95">Un altro caso è la mutazione dell’enzima atto alla riduzione della forma ossidata (citoctomo-b5 reduttasi).</text:p>
      <text:p text:style-name="P96">Le forme ereditarie sono molto rare, più frequentemente la metaemoglobinopatia è causata da farmaci.</text:p>
      <text:p text:style-name="P96"/>
      <text:p text:style-name="P40">Anemia Falciforme:</text:p>
      <text:p text:style-name="P96">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96">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60">Polimorfismi di geni ancora non del tutto noti che facilitano la deposizione di emoglobina, livelli di emoglobina fetale, ecc...</text:p>
        </text:list-item>
        <text:list-item>
          <text:p text:style-name="P160">Ipossiemia, acidosi, infezioni, temperatura corporea.</text:p>
        </text:list-item>
      </text:list>
      <text:p text:style-name="P96"/>
      <text:p text:style-name="P97">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97"/>
      <text:p text:style-name="P41">Talassemia:</text:p>
      <text:p text:style-name="P97">Ridotta o mancata produzione delle catene alfa o beta dell’emoglobina. Identificate moltissime mutazioni che causano entrambe. </text:p>
      <text:p text:style-name="P97"><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97">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97">La completa mancanza di catene alfa non è compatibile con la vita (idrope fetale): In conseguenza della grave ipossia si ha espressione di VEGF con aumento di permeabilità vascolare ed edema diffuso a tutto il corpo.</text:p>
      <text:p text:style-name="P97"/>
      <text:p text:style-name="P41">Crisi aplastica:</text:p>
      <text:p text:style-name="P97">In soggetti già affetti da forma anemica che porta ad emolisi si ha infezione da parvovirus B19 che compromette i precursori degli eritrociti: negli strisci scompaiono i reticolociti. Si aggrava così una situazione già di per se grave.</text:p>
      <text:p text:style-name="P97"/>
      <text:p text:style-name="P98">Alterazioni delle Cellule Bianche</text:p>
      <text:p text:style-name="P103">Si parla di <text:span text:style-name="T1">leucocitosi</text:span> e di <text:span text:style-name="T1">leucopenie</text:span> le leucopenie sono associate a manifestazioni di immunodeficienza. Dipendono da insufficiente proliferazione dei precursori staminali. Le <text:span text:style-name="T1">linfopenie</text:span> sono più rare ma possono comunque presentarsi.</text:p>
      <text:p text:style-name="P103">Le cause si possono ricondurre a mutazioni, carenze nutrizionali, aumentata distruzione (es. infezioni virali contro leucociti), risposta anticorpale contro linfociti (base autoimmune), farmaci (es. glucocorticoidi).</text:p>
      <text:p text:style-name="P103"/>
      <text:p text:style-name="P123">Neutropenia/granulopenia:<text:span text:style-name="T4"> Granulopoiesi inadeguata o inefficace (tossicità da farmaci, emopoiesi inefficace, condizioni genetiche) che porta ad agranulocitosi, oppure si possono avere quadri di aumentato sequestro. In entrambi i casi si hanno infezioni incontrollate, spesso letali.</text:span></text:p>
      <text:p text:style-name="P105">Nella maggior parte dei casi congeniti si hanno mutazioni autosomiche recessive, spesso a carico del gene ELANE. Tra i polimorfismi evidenziati si ha HAX1 (?) inibitore di caspasi. Spesso i geni coinvolti sono coinvolti nella regolazione dell’apoptosi, in caso di mutazione i precursori midollari vanno incontro a morte.</text:p>
      <text:p text:style-name="P123"><text:span text:style-name="T4"/></text:p>
      <text:p text:style-name="P124">Leucocitosi:<text:span text:style-name="T4"> eccessiva produzione nel midollo, spesso dovuta ad infezione cronica, paraneoplastica, malattia mieloproliferativa. Oppure aumento del rilascio da midollo (endotossemia, infezione, ipossia). Diminuizione della marginazione (attività fisica, catecolamine). Diminuzione del passaggio dal sangue ai tessuti.</text:span></text:p>
      <text:p text:style-name="P124"><text:span text:style-name="T4"/></text:p>
      <text:p text:style-name="P99">Aspetti funzionali del fegato: il modello acinare</text:p>
      <text:p text:style-name="P104">Si riconoscono epatociti con disponibilità di nutrienti e funzione fisiologica diversa. Si riconoscono tre zone: periportale (o zona 1), zona 2 e zona cetrolobulare (o zona 3). Quelli in zona 1 sono quelli che resistono meglio in caso di ipossia. Inoltre quelli in zona 3 realizzano reazioni “pericolose” che coinvolgono xenobiotici e citocromi, reazioni che facilmente possono produrre ROS. </text:p>
      <text:p text:style-name="P104">Le cause di malattie epatiche possono essere varie, in generi si osserva statosi, necrosi ed apoptosi. Si riconoscono: processi di epatite, fibrosi, degenerazione cirrotica. <text:span text:style-name="T32">I sintomi sono di diverso tipo, tra cui: ittero, difetti di sintesi, difetti di detossificazione, ipertensione portale. </text:span></text:p>
      <text:p text:style-name="P125">Patologie primitive:</text:p>
      <text:list text:style-name="L13">
        <text:list-item>
          <text:p text:style-name="P169"><text:soft-page-break/>Epatiti virali.</text:p>
        </text:list-item>
        <text:list-item>
          <text:p text:style-name="P169">Steatosi epatica non alcolica.</text:p>
        </text:list-item>
        <text:list-item>
          <text:p text:style-name="P169">NAFLD.</text:p>
        </text:list-item>
        <text:list-item>
          <text:p text:style-name="P169">Epatopatia alcolica.</text:p>
        </text:list-item>
        <text:list-item>
          <text:p text:style-name="P169">Carcinoma epatocellulare.</text:p>
        </text:list-item>
      </text:list>
      <text:p text:style-name="P125">Patologie secondarie:</text:p>
      <text:list text:style-name="L14">
        <text:list-item>
          <text:p text:style-name="P170">Insufficienza cardiaca.</text:p>
        </text:list-item>
        <text:list-item>
          <text:p text:style-name="P170">Neoplasie disseminate.</text:p>
        </text:list-item>
      </text:list>
      <text:p text:style-name="P125"/>
      <text:p text:style-name="P125">Epatotossine:<text:span text:style-name="T4"> Si può essere di fronte a sostanze esogene (farmaci, etanolo, tossine) oppure a processi autoimmuni. </text:span></text:p>
      <text:p text:style-name="P106">Caso rilevante è la tossicità da sovraddosaggio di paracetamolo, esso nella zona 3 subisce coniugazione con acido glucuronico, una certa quota invece subisce reazioni di fase 1 venendo rielaborata da citocromi. Viene così convertito in benzochinone che è molto reattivo e può reagire con molecole (es. DNA) oppure consumare il glutatione rendendo l’epatocita più vulnerabile allo stress ossidativo. Si ha steatosi simile a quella indotta da metanolo.</text:p>
      <text:p text:style-name="P106">Allopurinolo può causare un danno epatico con le caratteristiche di un granuloma.</text:p>
      <text:p text:style-name="P125"><text:span text:style-name="T4"/></text:p>
      <text:p text:style-name="P125">Emocromatosi:<text:span text:style-name="T4"> Anche detta emosiderosi, alcuni autori chiamano emocromatosi le condizioni primitive ed emosiderosi quelle secondarie.</text:span></text:p>
      <text:p text:style-name="P106">Tra le cause genetiche si hanno polimorfismi o mutazioni a carico di geni coinvolti nel recettore per la transferrina 2 o per l’epcidina, oppure geni coinvolti nella produzione di epcidina.</text:p>
      <text:p text:style-name="P107">Nelle condizioni di tipo secondario si ha spesso un anomalo rilascio di ferro.</text:p>
      <text:p text:style-name="P107">Un eccesso di ferro si accumula principalmente negli organi parenchimatosi, come cuore, pancreas e fegato. Ferro libero produce specie ossidanti che causano danni da perossidazione lipidica, danni al DNA, stimolazione della fibrosi, ecc…</text:p>
      <text:p text:style-name="P126"><text:span text:style-name="T4">A seconda dell’origina la progressione del danno (ad esempio epatico) cambia. Se l’emocromatosi è su base genetica aumenta la quantità di ferro che giunge al fegato, i primi epatociti a venirne in contatto sono gli epatociti in zona periportale (zona 1). Gli epatociti muoiono e si attivano i fagociti, come le cellule di Kupferr, questi ultimi si spostano verso il centro del lobulo e sono osservabili anche in questa sede.</text:span></text:p>
      <text:p text:style-name="P107">In caso di rottura degli eritrociti nei sinusoidi epatici si trovano cellule di Kupferr contenenti ferro a partire dalla zona 2 (?).</text:p>
      <text:p text:style-name="P107">Il danno epatico è una delle principali cause di morte da emocromatosi.</text:p>
      <text:p text:style-name="P127"><text:span text:style-name="T4">Un sintomo di emocromatosi è il cosiddetto “</text:span>diabete bronzino<text:span text:style-name="T4">”.</text:span></text:p>
      <text:p text:style-name="P127"><text:span text:style-name="T4"/></text:p>
      <text:p text:style-name="P127"><text:span text:style-name="T4">Se si osservano sintomi che suggeriscono danno epatocellulare in un arco inferiore alle 26 settimane si parla di </text:span>insufficienza epatica acuta<text:span text:style-name="T4">. L’innesco può essere un’infezione virale, una delle tossine appena elencate oppure shock generalizzato. Spesso si può avere anche una malattia epatica cronica che evolve in degenerazione rapida, oppure ad esempio in soggetti alcolisti cronici oppure affetti da epatite B a cui si sovrappone uno shock oppure un’esposizione a sostanze epatotossiche (insufficienza epatica acuta su cronica).</text:span></text:p>
      <text:p text:style-name="P127"><text:span text:style-name="T4"/></text:p>
      <text:p text:style-name="P127">Manifestazioni cliniche:<text:span text:style-name="T4"> Calo di metabolismo della bilirubina (ittero), calo di sintesi delle proteine plasmatiche (edema, emorragie), diminuita produzione di bile (malassorbimento), mancata detossificazione di composti azotati (encefalopatia epatica). In caso di morte degli epatociti si liberano enzimi epatici nel sangue (es. transaminasi) però un loro calo non indica necessariamente un miglioramento della situazione.</text:span></text:p>
      <text:p text:style-name="P108">Se la causa è uno shock in concomitanza si ha danno renale con calo della fliltrazione glomerulare (sindrome epatorenale).</text:p>
      <text:p text:style-name="P128"><text:span text:style-name="T4"/></text:p>
      <text:p text:style-name="P128"><text:soft-page-break/>Encefalopatia epatica:<text:span text:style-name="T4"> Il problema sorge dall’incapacità degli epatociti danneggiati di metabolizzare composti azotati, che dovrebbero essere trasformati in urea, si accumula invece ammonio. </text:span><text:span text:style-name="T13">Le scorie azotate non metabolizzate possono attraversare il fegato non modificate oppure nel fegato patologico si possono formare shunt porta-cava che fanno passare i rifiuti presenti in vena porta direttamente nel circolo.</text:span></text:p>
      <text:p text:style-name="P109">Nel tessuto nervoso i composti azotati portano a sintesi di glutammina negli astrociti. Un accumulo di glutammina in questa sede li danneggia perché è osmoticamente attiva e richiama acqua. Inoltre l’eccesso di glutammina disturba la funzione dei neurotrasmettitori.</text:p>
      <text:p text:style-name="P129"><text:span text:style-name="T4">Uno dei segni tipici è l’</text:span>asterixis<text:span text:style-name="T4"> (incapacità di mantenere i palmi delle mani in posizione dorsoflessa).</text:span></text:p>
      <text:p text:style-name="P110">Le interferenze sulla neurotrasmissione sono dovute anche ad altre sostanze di scarto di provenienza intestinale, come il GABA (azione neuroinibitoria) o falsi neurotrasmettitori (spesso dovuti a cataboliti degli aminoacidi aromatici non completamente degradati). Si ha anomala presenza di mercaptani (derivati dagli aminoacidi solfonati), rilevebile dal cattivo odore.</text:p>
      <text:p text:style-name="P129">Sindrome epato-renale:<text:span text:style-name="T4"> Si osserva più frequentemente nell’insufficienza epatica cronica. Spesso dovuta ad aumentata resistenza intra-epatica, con ipertensione portale e dei vasi sistemici poi, si attiva il sistema renina-agiotensina-aldosterone. Cala la filtrazione glomerulare con ritenzione anche di scorie azotate aumentando ulteriormente il carico di scorie azotate che grava sul fegato (definibile anche </text:span>iperaldosteronismo secondario<text:span text:style-name="T4">).</text:span></text:p>
      <text:p text:style-name="P129"><text:span text:style-name="T4"/></text:p>
      <text:p text:style-name="P129">Ittero: <text:span text:style-name="T4">Nel catabolismo dell’emoglobina il fegato partecipa coniugando la bilirubina con acido glucuronico ottenendo forme eliminabili tramite feci e urina. </text:span></text:p>
      <text:p text:style-name="P129"><text:span text:style-name="T4">Se aumenta la produzione di bilirubina o si danneggia il fegato si ha accumulo di bilirubina </text:span>non <text:span text:style-name="T4">coniugata, se inveceil problema si trova a valle (a livello dell’escrezione) si ha accumulo di bilirubina coniugata.</text:span></text:p>
      <text:p text:style-name="P129"><text:span text:style-name="T4">L’ittero può quindi essere </text:span>pre-epatico<text:span text:style-name="T4">: aumentata produzione di bilirubina, </text:span>intra-epatico<text:span text:style-name="T4">:</text:span> <text:span text:style-name="T4">difetti nella manipolazione epatica della bilirubina, </text:span>post-epatico<text:span text:style-name="T4">: difetti nell’eliminazione di bilirubina coniugata.</text:span></text:p>
      <text:p text:style-name="P130">Cause di ittero: <text:span text:style-name="T4">Eccesso di produzione di bilirubina (anemia emolitica, emorragia interna con riassorbimento di sangue, sindrome da eritropoiesi inefficace). Ridotta captazione epatica (interferenze farmacologiche, sindrome di Gilbert). Ridotta coniugazione della bilirubina (Ittero fisiologico del neonato, latte mammario itterico che contiene cioè beta-glucuronidasi la quale fa il lavoro inverso del fegato nel coniugare la bilirubina, deficit genetico di UGT1A1, sindrome di Gilbert, malattia epatocellulare diffusa). Deficit di trasportatori canalicolari di membrana o ridotta secrezioni di bile a causa di una ostruzione. Queste ultime due danno accumulo di bilirubina coniugata.</text:span></text:p>
      <text:p text:style-name="P111">Le sedi di accumulo di bilirubina sono le sclere, le mucose e la cute che si colorano di giallo.</text:p>
      <text:p text:style-name="P130"><text:span text:style-name="T4"/></text:p>
      <text:p text:style-name="P130">Malattia emolitica del neonato</text:p>
      <text:p text:style-name="P111">Dovuta a una distruzione continua degli eritrociti fetali, il meccanismo principale è l’incompatibilità ematica madre-figlio di tipo Rh, i principali responsabili sono le immunoglobuline G che possono attraversare la barriera ematoplacentare. Si ha grande liberazione di bilirubina che a causa della barriera ematoencefalica ancora permeabile nel feto si deposita nei nuclei della base, una forma di ittero chiamata <text:span text:style-name="T1">kernicterus</text:span>, letale. Si ha edema generalizzato ed emopoiesi ectopica diffusa. Alla fine si ha idrope fetale.</text:p>
      <text:p text:style-name="P111"/>
      <text:p text:style-name="P100">Insufficienza epatica cronica</text:p>
      <text:p text:style-name="P111">Danno che progredisce lentamente come ad esempio epatite B, C, steatosi epatica, epatopatia alcolica. Condizioni che possono evolvere in cirrosi epatica la quale può ma non necessariamente lo fa, evolvere in insufficienza epatica cronica e carcinoma epatocellulare.</text:p>
      <text:p text:style-name="P111"/>
      <text:p text:style-name="P111"><text:soft-page-break/>Nel fegato sotto stimoli pro-infiammatori le cellule di Ito possono cambiare fenotipo e comportarsi come fibroblasti. L’accumulo di fibrosi spinge gli spazi portali verso il centro del lobulo. Una fibrosi epatica non troppo grave può regredire. </text:p>
      <text:p text:style-name="P111">Segni tipici:</text:p>
      <text:list text:style-name="L15">
        <text:list-item>
          <text:p text:style-name="P194">Ginecomastia.</text:p>
        </text:list-item>
        <text:list-item>
          <text:p text:style-name="P194">Eritema palmare.</text:p>
        </text:list-item>
        <text:list-item>
          <text:p text:style-name="P194">Nevi spider (Nevi aracniformi).</text:p>
        </text:list-item>
        <text:list-item>
          <text:p text:style-name="P194">Atrofia testicolare / amenorrea (dovuti a cataboliti che il fegato non metabolizza più ovvero estrogeni, che hanno anche azione vasoattiva).</text:p>
        </text:list-item>
        <text:list-item>
          <text:p text:style-name="P194">Prurito (causato da colestasi, con conseguente accumulo di sali biliari in sede cutanea).</text:p>
        </text:list-item>
        <text:list-item>
          <text:p text:style-name="P194">Xantomi cutanei (stesso principio di prima ma accumulo di colesterolo).</text:p>
        </text:list-item>
        <text:list-item>
          <text:p text:style-name="P194">Alti livelli sierici di ALP (fosfatasi alcalina) e GGT (gamma glutamil-trasferasi).</text:p>
        </text:list-item>
        <text:list-item>
          <text:p text:style-name="P194">Ascite (sversamento di liquidi in cavità peritoneale).</text:p>
        </text:list-item>
      </text:list>
      <text:p text:style-name="P111"/>
      <text:p text:style-name="P111">La principale causa di <text:span text:style-name="T1">ascite</text:span> è l’<text:span text:style-name="T1">ipertensione portale</text:span> che può avere causa intraepatiche o extraepatiche.</text:p>
      <text:p text:style-name="P111">Cause <text:span text:style-name="T1">presinusoidali:</text:span> Trombosi o stenosi della vena porta, aumento di flusso venoso splenico.</text:p>
      <text:p text:style-name="P111">Cause <text:span text:style-name="T1">sinusoidali</text:span>: fibrosi, cirrosi, neoplasie.</text:p>
      <text:p text:style-name="P111">Cause <text:span text:style-name="T1">post-sinusoidali</text:span>: trombosi della vena epatica, fibrosi o infiammazione della vena centrale. Insufficienza cardiaca destra.</text:p>
      <text:p text:style-name="P111">Quando si crea ipertensione portale l’aumentata pressione porta all’apertura delle anastomosi porto-sistemiche che cercano di compensare la perdita dei vasi cirrotici.</text:p>
      <text:p text:style-name="P111">Se la causa è un’insufficienza epatica all’ascite concorre anche all’insufficiente produzione di proteine plasmatiche.</text:p>
      <text:p text:style-name="P111">Plasma trasuda dai capillari negli spazi di Disse e da lì percola nella cavità peritoneale.</text:p>
      <text:p text:style-name="P111">L’aumento di pressione portale causa vasodilatazione splenica, da cui deriva crollo della pressione con tentativo di compenso da parte del cuore che aumenta la forza delle contrazioni. Quando il compenso cardiaco è insufficiente entra in gioco il rene (<text:span text:style-name="T1">sindrome epato-renale</text:span>).</text:p>
      <text:p text:style-name="P111">L’insufficiente proteinemia porta anche ad edemi diffusi.</text:p>
      <text:p text:style-name="P111"/>
      <text:p text:style-name="P130">Anastomosi porto-sistemiche: </text:p>
      <text:list text:style-name="L16">
        <text:list-item>
          <text:p text:style-name="P195">Plesso emorroidario.</text:p>
        </text:list-item>
        <text:list-item>
          <text:p text:style-name="P195">Plesso periombelicale.</text:p>
        </text:list-item>
        <text:list-item>
          <text:p text:style-name="P195">Plesso gastro-esofageo.</text:p>
        </text:list-item>
      </text:list>
      <text:p text:style-name="P130"><text:span text:style-name="T4"/></text:p>
      <text:p text:style-name="P111">L’ipersplenismo porta a ridotta vita dei componenti ematici.</text:p>
      <text:p text:style-name="P111">L’insufficienza epatica porta ad anemia tramite:</text:p>
      <text:list text:style-name="L17">
        <text:list-item>
          <text:p text:style-name="P196">Emorragie.</text:p>
        </text:list-item>
        <text:list-item>
          <text:p text:style-name="P196">Emolisi.</text:p>
        </text:list-item>
        <text:list-item>
          <text:p text:style-name="P196">Ridotta eritropoiesi.</text:p>
        </text:list-item>
        <text:list-item>
          <text:p text:style-name="P171"><text:span text:style-name="T4">Ipersplenismo.</text:span></text:p>
        </text:list-item>
        <text:list-item>
          <text:p text:style-name="P196">Emodiluzione.</text:p>
        </text:list-item>
      </text:list>
      <text:p text:style-name="P130"><text:span text:style-name="T4"/></text:p>
      <text:p text:style-name="P131">Disturbi circolatori epatici</text:p>
      <text:p text:style-name="P112">Non solo ipertensione portale. Si possono avere anche compromissioni dell’arteria epatica, ostruzioni o trombosi della vena porta.</text:p>
      <text:p text:style-name="P112">Alcuni parassiti come lo schistosoma possono occludere i vasi epatici.</text:p>
      <text:p text:style-name="P112">CID può portare ad occlusione dei sinusoidi così come anemia falciforme e tumori intrasinusoidali. <text:span text:style-name="T2">Sindrome di Budd-Chiari:</text:span><text:span text:style-name="T33"> dovuta a trombosi della vena epatica.</text:span></text:p>
      <text:p text:style-name="P113">Nel trapianto di midollo si può creare danno autoimmune all’endotelio, frequentemente a carico dell’endotelio sinusoidale. Gli spazi sotto-endoteliali si inspessiscono, i sinusoidi si occludono ed il flusso ematico rallenta.</text:p>
      <text:p text:style-name="P113"><text:soft-page-break/></text:p>
      <text:p text:style-name="P113">Il danno epatocellulare può derivare anche da insufficienza cardiaca. L’insufficienza cardiaca destra porta a stasi e congestione a livello epatico con fenomeni di atrofia epatocellulare. L’insufficienza cardiaca sinistra porta invece a fenomeni di ischemia epatica (paragonabile a shock).</text:p>
      <text:p text:style-name="P113"/>
      <text:p text:style-name="P101">Insufficienza epatica e funzione respiratoria</text:p>
      <text:p text:style-name="P113"><text:span text:style-name="T1">Ipertensione porto-polmonare: </text:span>Il fegato insufficiente non è in grado di metabolizzare cataboliti (che possono essere anche di origine microbica) questo accumulo di sostanze pro-infiammatorie a livello polmonare porta a rimodellamento dell’assetto vascolare (attivazione endoteliale e amici). Un’altra teoria dà la colpa all’insufficienza cardiaca con conseguente shear stress vascolare, attivazione endoteliale ecc…</text:p>
      <text:p text:style-name="P113"/>
      <text:p text:style-name="P132">Sindrome epato-polmonare:<text:span text:style-name="T4"> Porta a vasodilatazione a livello alveolare e formazione di shunt con riduzione dell’ossigenazione degli eritrociti. L’idea della causa è che i cataboliti non distrutti dal fegato inducano la produzione NO (ad esempio il fegato non distrugge l’endotelina).</text:span></text:p>
      <text:p text:style-name="P132"><text:span text:style-name="T4"/></text:p>
      <text:p text:style-name="P132">Idrotorace epatico:<text:span text:style-name="T4"> Passaggio di liquido ascitico dalla cavità peritoneale a quella pleurica. Un forte accumulo ascitici può favorire tramite le discontinuità del diaframma, passaggio di liquido in cavità toracica. Il paziente presenta dispnea ma può anche presentare iperventilazione. L’iperventilazione porta ad alcalosi resporatoria e ad aumentati livelli di progesterone ed estradiolo.</text:span></text:p>
      <text:p text:style-name="P132"><text:span text:style-name="T4"/></text:p>
      <text:p text:style-name="P101">Calcolosi Biliare</text:p>
      <text:p text:style-name="P113">I calcoli biliari sono costituiti dalla precipitazione di due componenti della bile: colesterolo oppure sali biliari.</text:p>
      <text:p text:style-name="P113">Cause di calcoli di colesterolo possono essere:</text:p>
      <text:list text:style-name="L18">
        <text:list-item>
          <text:p text:style-name="P197">Ipersecrezione di colesterolo.</text:p>
        </text:list-item>
        <text:list-item>
          <text:p text:style-name="P172"><text:span text:style-name="T4">Aumento di captazione e biosintesi di colesterolo (sovraespressione di recettori per HDL).</text:span></text:p>
        </text:list-item>
        <text:list-item>
          <text:p text:style-name="P197">Rallentato svuotamento della colecisti.</text:p>
        </text:list-item>
      </text:list>
      <text:p text:style-name="P113">I calcoli formati da sali biliari sono chiamati calcoli pigmentati perché si presentano più scuri. Possono essere dovuti a: anemie emolitiche croniche, disfunzioni ileali, conaminazione batterica delle vie biliari.</text:p>
      <text:p text:style-name="P113">Tra le complicazioni si hanno:</text:p>
      <text:list text:style-name="L19">
        <text:list-item>
          <text:p text:style-name="P198">Dolore.</text:p>
        </text:list-item>
        <text:list-item>
          <text:p text:style-name="P198">Ittero da colestasi ostruttiva.</text:p>
        </text:list-item>
      </text:list>
      <text:p text:style-name="P113"/>
      <text:p text:style-name="P133">Disfunzioni endocrine</text:p>
      <text:p text:style-name="P133">Ipofunzioni:</text:p>
      <text:list text:style-name="L20">
        <text:list-item>
          <text:p text:style-name="P173">Primarie:<text:span text:style-name="T4"> Assenza o distruzione del parenchima endocrino.</text:span></text:p>
        </text:list-item>
        <text:list-item>
          <text:p text:style-name="P173">Secondarie: <text:span text:style-name="T4">Ridotto stimolo da parte di fattori trofici o regolatori.</text:span></text:p>
        </text:list-item>
      </text:list>
      <text:p text:style-name="P118">Si può avere insufficiente responsività del bersaglio dell’ormone (es. insulino-resistenza).</text:p>
      <text:p text:style-name="P133">Iperfunzioni</text:p>
      <text:list text:style-name="L21">
        <text:list-item>
          <text:p text:style-name="P174">Secondarie: <text:span text:style-name="T4">Eccessivo stimolo da parte di fattori trofici.</text:span></text:p>
        </text:list-item>
        <text:list-item>
          <text:p text:style-name="P174">Primarie: <text:span text:style-name="T4">Neoplasia secernente.</text:span></text:p>
        </text:list-item>
      </text:list>
      <text:p text:style-name="P118">Si può avere eccessiva responsività del bersaglio.</text:p>
      <text:p text:style-name="P134"><text:span text:style-name="T4"/></text:p>
      <text:p text:style-name="P137">Disturbi della produzione dell’ormone</text:p>
      <text:p text:style-name="P134"><text:span text:style-name="T4"/></text:p>
      <text:p text:style-name="P134">Agenesia <text:span text:style-name="T34">dell’organo secernente</text:span>:<text:span text:style-name="T4"> mancato sviluppo dell’organo endocrino, disturbi dell’ontogenesi legati, ad esempio, a processi infettivi </text:span><text:span text:style-name="T14">o genetici</text:span><text:span text:style-name="T4">. </text:span><text:span text:style-name="T14">Effetti simili si hanno in caso di ipoplasia o ectopia.</text:span></text:p>
      <text:p text:style-name="P134"><text:span text:style-name="T14"/></text:p>
      <text:p text:style-name="P135">Sindrome di Kallmann: <text:span text:style-name="T4">ipogonadismo ipogonadotropo congenito da deficit di gnRH.</text:span></text:p>
      <text:p text:style-name="P135"><text:soft-page-break/>Nanismo ipofisario:<text:span text:style-name="T4"> il fattore GH è deficitario a causa di mutazioni a carico del gene GH1, nella forma più grave si ha completa assenza di GH, nanismo armonico.</text:span></text:p>
      <text:p text:style-name="P135">Ipotiroidismo: <text:span text:style-name="T4">famiglia di malattie, tutti i passaggi dalla captazione di iodio fino alla produzione di T3 e T4 sono soggetti a malfunzionamento. </text:span></text:p>
      <text:p text:style-name="P136"><text:span text:style-name="T4"/></text:p>
      <text:p text:style-name="P114">Una disfunzione endocrina può essere dovuta anche a condizioni carenziali, ad esempio carenza di iodio, si possono riscontrare anche danni ischemici o da infezioni.</text:p>
      <text:p text:style-name="P136"><text:span text:style-name="T4"/></text:p>
      <text:p text:style-name="P136"><text:span text:style-name="T4">Un caso particolare da ischemia è la </text:span>sindrome di Sheehan, <text:span text:style-name="T4">di solito colpisce l’adenoipofisi, può colpire anche la neuroipofisi. L’innesco è solitamente la gravidanza che porta ad ingrossamento dell’ipofisi che porta a compressione della struttura vascolare e conseguente ischemia. (è colpita di più l’adenoipofisi a causa del sistema portale: è a pressione più bassa). Le cause possono essere disturbi della coagulazione o gravi emorragie. L’ischemia induce necrosi ischemica: morte dei pituociti sostituiti da tessuti fibroso. <text:s/>Può essere aggravata da: piccole dimensioni della sella turcica, disturbi genetici, fenomeni autoimmuni. </text:span></text:p>
      <text:p text:style-name="P114">Tra le manifestazioni cliniche si ha interruzione della produzione di latte, ipotiroidismo, amenorrea, ecc…</text:p>
      <text:p text:style-name="P136"><text:span text:style-name="T4">L’accumulo amiloide del surrene può portare ad </text:span>insufficienza cortico-surrenalica<text:span text:style-name="T4"> così come il granuloma tubercolare caseoso del surrene.</text:span></text:p>
      <text:p text:style-name="P114">Classicamente si consderavano le infezioni come la causa principale. In realtà la maggior parte dei casi di danno alle strutture endocrine è dovuta a fenomeni autoimmuni. </text:p>
      <text:p text:style-name="P136">Morgo di Flajani-Basedow-Graves e tiroidite di Hashimoto:</text:p>
      <text:p text:style-name="P114">In entrambi i casi la causa sono autoanticorpi, nel caso di Hashimoto portano a distruzione dei tireociti, hanno come bersaglio antigeni tiroidei, ad esempio tireoglobulina. Nel morbo di Graves gli anticorpi si legano al recettore TSH sui tireociti inducendo iperplasia ed ipertrofia, inducendo in questo caso ipertiroidismo, si instaura una condizione detta <text:span text:style-name="T1">tireotossicosi.</text:span> Esistono condizioni patologiche intermedie tra le due.</text:p>
      <text:p text:style-name="P114"/>
      <text:p text:style-name="P136">Tiroidite di Hashimoto: </text:p>
      <text:p text:style-name="P114">Distruzione cellulo-mediata e tramite complemento (il grosso del danno lo fanno i CD8+ citotossici, reazione immunopatogeno tipo 2, distruttiva). Gli autoanticorpi prodotti sono principalmente mirati a perossidasi o tireoglobulina, in pochi casi l’anticorpo è mirato contro il recettore per il TSH (caratteristica della sindrome di Graves). Anticorpi contro perossidasi e tireoglobulina si possono avere anche nella sindrome di Graves: esistono “zone d’ombra” in cui le due condizioni hanno caratteristiche sovrapposte. Gli anticorpi contro TSHr possono attivarlo (come Graves) o bloccarlo, se l’anticorpo è stimolate si ha tireotossicosi (reazione immunipatogena tipo 5, stimolante), al contrario si ha atrofia (reazione immunopatogeno di tipo 7, bloccante). </text:p>
      <text:p text:style-name="P136">Morbo di Graves:</text:p>
      <text:p text:style-name="P114">Similmente a quanto visto prima si possono formare nel tempo anticorpi contro perossidasi ecc.. come in Hashimoto, si pensa sia alla base del danno progressivo che si instaura cronicamente nel morbo di Graves.</text:p>
      <text:p text:style-name="P114"/>
      <text:p text:style-name="P115">Questi fenomeni si riscontrano in molte situazioni autoimmuni.</text:p>
      <text:p text:style-name="P115"/>
      <text:p text:style-name="P116">Uno dei segni caratteristici della patologia tiroidea è l’esoftalmo, sempre dovuta a causa autoimmune, anticorpi attaccano fibroblasti intraorbitari che proliferano e producono accumulo fibroso e lipidico.</text:p>
      <text:p text:style-name="P116"/>
      <text:p text:style-name="P116">Tra le patologie endocrine si hanno anche cause di natura neoplastica.</text:p>
      <text:p text:style-name="P116">Sui tumori ipofisari si deve fare una distinzione: tumori ipofisari secernenti, <text:span text:style-name="T1">iperpituarismo</text:span>, e tumori ipofisari non secernenti, <text:span text:style-name="T1">ipopituarismo</text:span>. Se il tumore è ipersecernente porta ad ipertiroidismo. In questo caso i meccanismi a feedback negativo non funzionano. </text:p>
      <text:p text:style-name="P138">Neoplasie ipofisarie: patologie da aumentata produzione di GH</text:p>
      <text:p text:style-name="P117">Se insorge prima della pubertà si ha gigantismo, altrimenti acromegalia. </text:p>
      <text:p text:style-name="P117"/>
      <text:p text:style-name="P137">Gozzo:</text:p>
      <text:p text:style-name="P117">Possono essere di natura ipertrofica/iperplasica: es. carenza di iodio, difetti enzimatici, infomatoso (Hashimoto). Oppure neoplasica benigna o neoplasica maligna.</text:p>
      <text:p text:style-name="P117"/>
      <text:p text:style-name="P137">Iperparatiroidismo:</text:p>
      <text:p text:style-name="P117">Porta ad aumentata produzione di paratormone ed ipercalcemia. Può avere base neoplastica, produzione ectopica di paratormone (es. alcuni tumori renali), oppure ipertrofia delle paratiroidi dovuto a scarsa calcemia: può essere dovuto a deficit di vitamina D, oppure a squilibrio del rapporto calcio/fosfato, ad esempio in caso di insufficienza renale. </text:p>
      <text:p text:style-name="P117">I casi di produzione ectopica di ormone coinvolge sempre ormoni peptidici: è più facile mutare un singolo gene che codifica per un ormone rispetto a tutta la batteria di enzimi necessari alla sintesi di ormoni di altra natura.</text:p>
      <text:p text:style-name="P117"/>
      <text:p text:style-name="P137">Sindrome della sella vuota:</text:p>
      <text:p text:style-name="P117">Distruzione massiccia dell’ipofisi, può essere il risultato di esposizione a radiazioni o una complicanza di interventi di neurochirurgia, oppure ancora da condizione ischemica. </text:p>
      <text:p text:style-name="P117"/>
      <text:p text:style-name="P137">Patologie dovute a disturbi dei trasportatori dell’ormone</text:p>
      <text:p text:style-name="P137"/>
      <text:p text:style-name="P117">Può essere su base genetica: mutazione delle proteine che trasportano l’ormone, ad esempio mutazione di CBG: in sua assenza il cortisolo viaggia solo libero (poco) e in parte legato ad albumina, stessa cosa fanno le modificazioni di TBG. La sintomatologia è sfumata.</text:p>
      <text:p text:style-name="P117">I trasportatori possono essere prodotti normalmente ma distrutti, patologie su base autoimmune. </text:p>
      <text:p text:style-name="P117">Oppure ancora gli ormoni possono essere catabolizzati a ritmo più veloce del normale. Es emoangiomi che possono avere la capacità di esprimere un particolare tipo di iodinasi, la quale degrada T4 e T3 a forme inattive. Si riconosce un quadro di ipotiroidismo.</text:p>
      <text:p text:style-name="P117"/>
      <text:p text:style-name="P137">Patologie da malfunzionamento della cellula bersaglio</text:p>
      <text:p text:style-name="P137"/>
      <text:p text:style-name="P117">Può esserci agenesia dell’organo bersaglio ma i casi più frequenti sono malattie autoimmuni o genetiche. In caso di problema genetico le cellule bersaglio possono essere troppo sensibili oppure insensibili. In caso di ipersensibilità i recettori trasducono anche senza ligando, es. adenoma tossico della tiroide, FMPP (pubertà precoce familiare limitata al maschio) patologia genetica che coinvolge un polimorfismo del recettore per LH il quale trasduce troppo e porta alla comparsa dei segni della puberà in età precoce con produzione eccessiva di testosterone.</text:p>
      <text:p text:style-name="P117"/>
      <text:p text:style-name="P137">Sindromi di resistenza all’ormone:</text:p>
      <text:p text:style-name="P117">es. insulino-resistenza si base metabolica (diabete mellito di tipo 2) dovuta a fosforilazione del recettore per insulina.</text:p>
      <text:p text:style-name="P117">Anche in questo caso si può avere causa autoimmune.</text:p>
      <text:p text:style-name="P117">In caso di insulino-resistenza si ha eccessiva produzione di insulina (aumento di insulinemia) che inizia a legare recettori diversi come ad esempio IGFR che induce la produzione di fibroblasti e cheratinociti (<text:span text:style-name="T1">acanthosis nigricans</text:span>).</text:p>
      <text:p text:style-name="P117"/>
      <text:p text:style-name="P117">Tra le patologie su base endocrina si hanno anche quelle dovute a <text:span text:style-name="T1">interferenze da contaminanti ambientali.</text:span></text:p>
      <text:p text:style-name="P117"><text:span text:style-name="T1"/></text:p>
      <text:p text:style-name="P102">Diabete</text:p>
      <text:p text:style-name="P119"><text:soft-page-break/>Il parametro fondamentale è la <text:span text:style-name="T1">glicemia</text:span> che a digiuno è considerata normale sotto ai 100 mg/dl, di diabete sopra a 125 mg/dl ed a rischio tra 100 e 125 mg/dl.</text:p>
      <text:p text:style-name="P119">Dopo carico orale di glucosio si considera normale sotto ai 140 mg/dl, a rischio tra 140 e 199 mg/dl, diabete sopra 100 mg/dl.</text:p>
      <text:p text:style-name="P119">Altro parametro importante è l’<text:span text:style-name="T1">emoglobina glicata </text:span>(&lt;= 6.5%).</text:p>
      <text:p text:style-name="P119">Una singola determinazione non è sufficiente alla diagnosi, sono parametri variabili in base a molti fattori, come ad esempio livelli di glucocorticoidi, infezioni, traumi, ecc…</text:p>
      <text:p text:style-name="P119">La cellula beta delle isole pancreatiche assorbe glucosio tramite recettori GLUT2 con aumento della produzione di ATP, chiusura dei canali per K, depolarizzazione, <text:span text:style-name="T36">apertura dei canali per calcio</text:span> e rilascio di insulina in circolo.</text:p>
      <text:p text:style-name="P119">Concorrono anche le incretine, prodotte a livello intestinale, vengono rilasciate in caso di ingestione di glucosio ma non di infusione.</text:p>
      <text:p text:style-name="P119">Nei soggetti affetti da diabete tipo II le cellule beta sono meno responsive alle incretine per motivi non chiari. Per trattare il diabete di questo tipo si usano agonisti delle incretine o antagonisti dei loro inibitori.</text:p>
      <text:p text:style-name="P119"/>
      <text:p text:style-name="P119">Sulle cellule l’insulina permette l’ingresso di glucosio tramite espressione dei canali GLUT4.</text:p>
      <text:p text:style-name="P119"/>
      <text:p text:style-name="P119">Il recettore dell’insulina è un recettore tirosin-chinasico tetramerico che fosforila una catena di trasduzione del segnale.</text:p>
      <text:p text:style-name="P119"/>
      <text:p text:style-name="P139"><text:span text:style-name="T4">Il diabete si classifica in </text:span>diabete di tipo I <text:span text:style-name="T4">e </text:span>diabete di tipo II.</text:p>
      <text:p text:style-name="P139">Diabete di tipo I:</text:p>
      <text:p text:style-name="P119">Spesso chiamato diabete giovanile o diabete insulino-dipendente, secondo la classificazione ADA: Diabete tipo 1 immunomediato idiopatico.</text:p>
      <text:p text:style-name="P119">In realtà può insorgere a qualsiasi età, avviene su base autoimmune. La reazione autoimmune determina distruzione delle cellule beta e crollo della produzione di insulina.</text:p>
      <text:p text:style-name="P119">Riguardo all’innesco ci sono ipotesi discordanti, le 3 teorie dominanti sono:</text:p>
      <text:list text:style-name="L22">
        <text:list-item>
          <text:p text:style-name="P199">Infezione virale.</text:p>
        </text:list-item>
        <text:list-item>
          <text:p text:style-name="P199"><text:span text:style-name="T1">Predisposizione genetica</text:span>: Tra i polimorfismi più interessanti si hanno quelli a carico delle MHC di classe II. Oppure variazioni delle ripetizioni in tandeme nel promotore dell’insulina o CTLA4 e PTPN22 (fattori di modulazione dei linfociti B). Oppure altri regolatori immunitari ancora.<text:line-break/><text:span text:style-name="T35">I polimorfismi aumentano il rischio di reazioni auto-immuni.</text:span></text:p>
        </text:list-item>
        <text:list-item>
          <text:p text:style-name="P200"><text:span text:style-name="T1">Autoimmune: </text:span>Ci sono delle predisposizioni ma è necessario un innesco.</text:p>
        </text:list-item>
      </text:list>
      <text:p text:style-name="P120"/>
      <text:p text:style-name="P120">All’inizio della distruzione di cellule beta il calo della produzione viene compensato, esiste un limite oltre il quale i meccanismi di compenso non sono più sufficienti e si assiste agli effetti del crollo della produzione di insulina. Le cellule beta sono sensibili a stimoli a particolari stress, ad esempio stress ossidativo e produzione di citochine primarie (che hanno azione citotossica sulle cellule stesse).</text:p>
      <text:p text:style-name="P120">La distruzione delle isole pancreatiche avviene in più fasi. All’inizio si ha infiltrazione di linfociti (<text:span text:style-name="T1">insulite</text:span>).</text:p>
      <text:p text:style-name="P120"/>
      <text:p text:style-name="P140">Diabete di tipo II</text:p>
      <text:p text:style-name="P120">Veniva chiamato diabete dell’adulto, spesso si verifica in soggetti sovrappeso. Ha due componenti fondamentali: insulino-resistenza e disfunzione beta-cellulare.</text:p>
      <text:p text:style-name="P120"/>
      <text:p text:style-name="P120">Le due patologie hanno carattere radicalmente diverso: nel tipo I si ha crollo della produzione di insulina con parallelo aumento della glicemia, nel tipo II aumentano sia produzione di insulina che glicemia.</text:p>
      <text:p text:style-name="P120">Nel diabete di tipo I si ha chetoacidosi, nel tipo II è rara perché è inibita dall’insulina.</text:p>
      <text:p text:style-name="P120"><text:soft-page-break/>L’ereditabilità del diabete di tipo II è molto più alta (&gt; 90% concordanza tra monozigoti) rispetto al tipo I (30-50%).</text:p>
      <text:p text:style-name="P120"/>
      <text:p text:style-name="P121">Nel tipo II sono stati identificati oltre 100 loci associati.</text:p>
      <text:p text:style-name="P121">I fattori ambientali non sono infezioni come nel tipo I ma vita sedentaria, alimentazione, obesità.</text:p>
      <text:p text:style-name="P121">Prima insorge l’insulino resistenza, con meccanismi di compenso (aumento della produzione di insulina). Quando le cellule beta stressata dalla iperglicemia vanno in disfunzione cala l’insulinemia (scompenso).</text:p>
      <text:p text:style-name="P121">La mancata attivazione delle vie di segnalazione dell’insulina porta a glicogenolisi, gluconeogenesi, mobilitazione degli acidi grassi, ecc… tutti meccanismi che portano ad iperglicemia.</text:p>
      <text:p text:style-name="P121">La massa adiposa diminuisce la produzione di adiponectina e produce citochine.</text:p>
      <text:p text:style-name="P121">L’elevata concentrazione di acidi grassi in circolo si traduce in alta concentrazione nelle cellule, ciò induce attivazione di chinasi che fosforilano il recettore insulina in posizioni inibitorie (insulino-resistenza). </text:p>
      <text:p text:style-name="P121">L’adipocita riduce la sua produzione di adiponectina ma aumenta quella di altre adiponectine le quali favoriscono l’insulino-resistenza e inducono disfunzione endoteliale.</text:p>
      <text:p text:style-name="P121">L’adiponectina favorisce la funzionalità dei recettori per insulina. Inoltre nel fegato facilita la captazione di acidi grassi circolanti. Infine riduce l’attivazione endoteliale (lo mantiene nel suo stato fisiologico).</text:p>
      <text:p text:style-name="P121">Tra le altre cose si ha accumulo di materiale beta-amiloide all’interno della cellula.</text:p>
      <text:p text:style-name="P141">Glucolipotossicità:<text:span text:style-name="T4"> l’eccesso di acidi grassi induce stress del reticolo mentre l’iperglicemia cronica disturba la funzione mitocondriale.</text:span></text:p>
      <text:p text:style-name="P141"><text:span text:style-name="T4"/></text:p>
      <text:p text:style-name="P142">Forme monogeniche di diabete</text:p>
      <text:p text:style-name="P122">Alterazioni di geni coinvolti in trasporto e metabolismo di glucosio, metabolismo mitocondriale oppure produzione e secrezioni di insulina. Le mutazioni possono coinvolgere sia i geni che i loro fattori di trascrizione.</text:p>
      <text:p text:style-name="P122"/>
      <text:p text:style-name="P122">Altri tipi di insulino-resistenza, ad esempio difetti genetici del recettore, autoanticorpi anti-recettore.</text:p>
      <text:p text:style-name="P122"/>
      <text:p text:style-name="P122">Si possono avere inoltre endocrinopatie, ad esempio tumori secernenti glucagone, adrenalina/noradrenalina, cortisolo, ormone della crescita.</text:p>
      <text:p text:style-name="P122"/>
      <text:p text:style-name="P142">Diabete gestazionale:</text:p>
      <text:p text:style-name="P122">L’insulina non passa la barriera emato-placentare ma possono farlo i metaboliti, come glucosio, acidi grassi ed altri subtrati utili alla crescita fetale. Si può avere macrosomia fetale e ipoglicemia post-natale dovuta al fatto che le cellule beta sono abituate a livelli di glicemia molto più elevati.</text:p>
      <text:p text:style-name="P122"/>
      <text:p text:style-name="P142">Complicanze acute del diabete:</text:p>
      <text:p text:style-name="P122">L’iperglicemia causa glicosuria che per osmosi induce poliuria che può produrre ipovolemia ed ipotensione.</text:p>
      <text:p text:style-name="P122">L’aumentata demolizione di proteine e lipidi porta a dimagrimento e polifagia.</text:p>
      <text:p text:style-name="P122">La riduzione di sintesi di trigliceridi insieme alla mobilitazione lipidica induce iperlipidemia, beta-ossidazione degli acidi grassi e chetoacidosi.</text:p>
      <text:p text:style-name="P122"/>
      <text:p text:style-name="P122">La chetoacidosi (e conseguente coma nei casi più gravi) è tipico del tipo 1 per le motivazioni viste prima.</text:p>
      <text:p text:style-name="P122">Il diabete di tipo 2 porta più facilmente al coma iperosmolare.</text:p>
      <text:p text:style-name="P122">In entrambe le tipologie si può avere coma ipoglicemico.</text:p>
      <text:p text:style-name="P122"/>
      <text:p text:style-name="P122">La chetoacidosi diabetica inoltre può causare edema cerebrale: se la concentrazione di glucosio aumenta nel mezzo extracellulare per contrastare l’uscita di fluidi i neuroni producono soluti <text:soft-page-break/>impermeanti citoplasmatici. Se a questo punto la concentrazione extracellulare diminuisce (es. assunzioni di fluidi, errata somministrazione di insulina) si ha massiccia entrata di acqua nelle cellule.</text:p>
      <text:p text:style-name="P122"/>
      <text:p text:style-name="P142">Complicanze croniche del diabete:</text:p>
      <text:p text:style-name="P122">4 meccanismi principali: </text:p>
      <text:p text:style-name="P142">Formazione di prodotti di glicazione avanzata: <text:span text:style-name="T4">Derivati del glucosio in eccesso possono determinare la produzione di derivati dicarbonilici. Tramite questi gruppi funzionali carbossilici possono interagire con le proteine legando i loro gruppi amminici. I prodotti finali irreversibilmente formati prendono il nome di </text:span>AGE<text:span text:style-name="T4">, sono difficili da eliminare e possono essere riconosciuti da recettori (RAGE). Questi recettori sono espressi su una varietà di cellule e possono indurre la formazione di cross-link tra proteine, ad esempio il collagene della tonaca vascolare → malattie dei vasi. </text:span></text:p>
      <text:p text:style-name="P142"><text:span text:style-name="T4"/></text:p>
      <text:p text:style-name="P142">Attivazione della PKC: <text:span text:style-name="T4">L’iperglicemia porta ad imponente attivazione delle protein chinasi C che può determinare attivazioni di cellule della parete microvascolare (</text:span>microangiopatia diabetica<text:span text:style-name="T4">).</text:span></text:p>
      <text:p text:style-name="P142"><text:span text:style-name="T4"/></text:p>
      <text:p text:style-name="P142">Alterazioni della via dei polioli: <text:span text:style-name="T4">Cellule endoteliali e neuroni assorbono glucosio indipendentemente dall’insulina, segue quindi le regole della diffusione. All’aumentare della concentrazione si attivano vie metaboliche alternative che usano potere riducente (e quindi capacità della cellula di difendersi da specie ossidanti), ad esempio l’aldoso reduttasi che produce accumulo di sorbitolo (sostanza osmoticamente attiva. Alla base della </text:span>cataratta diabetica<text:span text:style-name="T4">.</text:span></text:p>
      <text:p text:style-name="P142"><text:span text:style-name="T4"/></text:p>
      <text:p text:style-name="P142">Alterazioni della via delle esosamine:<text:span text:style-name="T4"> Produzioni di fruttosio con attivazione anomala della PKC (come???).</text:span></text:p>
      <text:p text:style-name="P142"><text:span text:style-name="T4"/></text:p>
      <text:p text:style-name="P201">L’iperglicemia porta ad alterazioni funzionali dei fagociti da cui dipende la maggiore probabilità di infezione delle ferite e difficoltà nella loro guarigione.</text:p>
      <text:p text:style-name="P143"><text:span text:style-name="T4"/></text:p>
      <text:p text:style-name="P143">Neuropatia diabetica periferica:</text:p>
      <text:p text:style-name="P201">Dovuta a fenomeni ischemici dei vasa nervorum.</text:p>
      <text:p text:style-name="P216">Fibrosi Cistica</text:p>
      <text:p text:style-name="P202">Malattia genetica autosomica recessiva, non più considerata rara perché è la malattia genetica con esito letale più diffusa nell’etnia caucasica. <text:span text:style-name="T37">Il gene coinvolto è sul cromosoma 7 e prende il nome di CFTR, si tratta di un canale ionico per il cloro. Ad oggi sono note circa 2000 mutazioni del gene CFTR, di cui patogeniche circa 400.</text:span></text:p>
      <text:p text:style-name="P203">Il canale CFRT è diffuso in: cellule epiteliali, ghiandole esocrine, vie respiratorie, gastrointestinali e riproduttive.</text:p>
      <text:p text:style-name="P203">In realtà oltre al cloro può trasportare altri ioni e molecole.</text:p>
      <text:p text:style-name="P203">Nelle vie respiratorie è espresso dalle cellule di Clara, dalle cellule basali ed in piccola parte dalle cellule ciliate e (un’altro citotipo, forse mucipare caliciformi, credo che lui li chiami goblociti).</text:p>
      <text:p text:style-name="P203"/>
      <text:p text:style-name="P203">Il CFTR regola la funzionalità di numerosi canali come E<text:span text:style-name="T38">N</text:span>aC, gap junctions, scambiatore cloro-bicarbonato, Kir6.1. Regola la secrezione mucosa ed il trasporto di ATP.</text:p>
      <text:p text:style-name="P203"/>
      <text:p text:style-name="P204">L’aspetto più noto della malattia è la produzione di muco <text:span text:style-name="T38">disidratato quindi più viscoso</text:span>, con infezioni polmonari ricorrenti ed infiammazione cronica. Contemporaneamente si ha malattia polmonare cronica ostruttiva ed insufficienza respiratoria.</text:p>
      <text:p text:style-name="P205">L’ostruzione tende ad essere più grave a livello dei bronchioli, si sviluppano bronchioliti croniche, bronchiti e bronchiectasie.</text:p>
      <text:p text:style-name="P205">I meccanismi adattativi portano ad ipertensione polmonare e cuore-polmonare.</text:p>
      <text:p text:style-name="P205">A livello del pancreas di ha <text:span text:style-name="T39">insufficienza prima esocrina e poi anche endocrina,</text:span> pancreatite cronica, fibrosi e strutture cistiche, diabete e cancro del pancreas.</text:p>
      <text:p text:style-name="P205">A livello delle vie riproduttive si ha agenesi dei dotti deferenti e quindi sterilità maschile.</text:p>
      <text:p text:style-name="P205">A livello della cute si ha malfunzionamento delle ghiandole sudoripare con aumento della concentrazione salina del sudore.</text:p>
      <text:p text:style-name="P206">La fibrosi cistica è quindi un insieme di malattie che interessano più distretti.</text:p>
      <text:p text:style-name="P206">La patologia pancreatica dipende dalla capacità di CFTR di trasportare bicarbonato, le mutazioni che compromettono il trasporto di bicarbonato hanno una probabilità molto più alta di portare a disfunzione epatica.</text:p>
      <text:p text:style-name="P207">In alcuni casi può coinvolgere il fegato e portare a degenerazione cirrotica (perché?).</text:p>
      <text:p text:style-name="P207">Un’altra sede che può essere coinvolta è l’intestino.</text:p>
      <text:p text:style-name="P207"/>
      <text:p text:style-name="P208">Anche per la fibrosi cistica si ha una forte dipendenze dalla genetica della mutazione ma sono coinvolti anche fattori ambientali.</text:p>
      <text:p text:style-name="P175"/>
      <text:p text:style-name="P176"><text:span text:style-name="T42">M</text:span>aturazione del CFTR:<text:span text:style-name="T4"> la proteine subisce nel reticolo endoplasmatico il trasferimento di un oligosaccaride su un residuo di asparagina. Durante questa fase il CFTR interagsice con proteine chaperon. Poi questo oligosaccaride viene modificato, nello specifico vengono rimossi due residui di glucosio (???). Se c’è un malfunzionamento a questo livello il CFTR malformato viene inviato al proteasoma per la degradazione.</text:span></text:p>
      <text:p text:style-name="P176"><text:span text:style-name="T4">Nel reticolo il CFTR interagisce con la calnexina, se la calnexina “approva” la proteina essa stacca l’ultimo residuo di glucosio e la proteina viene rilasciata come funzionaente. Se la calnexina riscontra problemi alla proteina viene data una “seconda possibilità”. È possibile che particolari conformazioni della proteina e degli zuccheri legati ne impediscano il caricamento in vescicole dirette al Golgi anche se la calnexina non ha riscontrato problemi. Si ha in questo caso accumulo di proteina nel reticolo. </text:span></text:p>
      <text:p text:style-name="P176"><text:span text:style-name="T4">Se tante copie della proteina hanno folding anomalo esse non sono degradate in tempo e si accumulano; la cellula in queste condizioni va in stress fino all’apoptosi.</text:span></text:p>
      <text:p text:style-name="P176"><text:span text:style-name="T4">Il quinto punto di controllo si ha a livello del Golgi.</text:span></text:p>
      <text:p text:style-name="P176"><text:span text:style-name="T4">Il penultimo si ha all’integrazione nella membrana plasmatica. Se il controllo qualità rileva problemi le vescicole dal Golgi vengono indirizzate ai lisosomi.</text:span></text:p>
      <text:p text:style-name="P176"><text:soft-page-break/><text:span text:style-name="T4">Infine si ha il recycling del CFTR: non rimane stabilmente sulla membrana, viene “cambiato” rapidamente, durante questo ciclo viene controllata di nuovo la conformazione del CFTR: se è buona la vescicola viene riportata sulla membrana, altrimenti viene degradata.</text:span></text:p>
      <text:p text:style-name="P176"><text:span text:style-name="T4"/></text:p>
      <text:p text:style-name="P177"><text:span text:style-name="T4">In un soggetto wild type si stima che il 30% del CFTR effettivamente sintetizzato giunge ad essere funzionale.</text:span></text:p>
      <text:p text:style-name="P178"><text:span text:style-name="T4">Inoltre a causa di tutti questi passaggi la produzione di una nuova molecola richiede circa 24 ore.</text:span></text:p>
      <text:p text:style-name="P178"><text:span text:style-name="T4"/></text:p>
      <text:p text:style-name="P178"><text:span text:style-name="T4">Con tecniche di immunoistochimica si è evidenziato che nella cellula sana il CFTR si trova tutto (o quasi) sulla membrna, mentre nella cellula con mutazione esso si trova sparso nei siti dove si realizzano i vari step.</text:span></text:p>
      <text:p text:style-name="P178"><text:span text:style-name="T4"/></text:p>
      <text:p text:style-name="P179">Struttura del CFTR</text:p>
      <text:p text:style-name="P209">è una pompa ABC, usa ATP. A differenza delle altre ABC <text:span text:style-name="T41">idrolizza</text:span> ATP <text:span text:style-name="T41">non per spostare qualcosa ma </text:span>per chiudersi. Si apre quando riceve stimoli, ad esempio acetilcolina. </text:p>
      <text:p text:style-name="P209">La <text:span text:style-name="T40">regolazione del canale</text:span> dipende da cAMP che attiva PKA.</text:p>
      <text:p text:style-name="P209">PKA fosforila principalmente residui di serina sul dominio regolatore ed in parte il primo dominio legante ATP.</text:p>
      <text:p text:style-name="P210">Ci sono varie ipotesi sul meccanismo di funzionamento.</text:p>
      <text:p text:style-name="P210">1) Il dominio regolatore non fosforilato fa da blocco ai siti di accesso dell’ATP.</text:p>
      <text:p text:style-name="P210">2) La fosforilazione del dominio regolatore induce cambiamento conformazionale ed apertura del canale.</text:p>
      <text:p text:style-name="P210"/>
      <text:p text:style-name="P211">Quando il dominio regolatore non blocca il canale i domini NBD legano ATP che gli permette di legarsi tra loro ed indurre l’apertura del canale. I due siti di legame hanno caratteristiche diverse: uno solo ha attività ATP-asica, l’altro serve a stabilizzare il legame nello stato aperto.</text:p>
      <text:p text:style-name="P211">Quando il canale ha legati due ATP (aperto) dopo poco ne idrolizza una passando in uno sstato di pre-chiusura ma in questo stato può anche legare un’altra molecola di ATP e riaprirsi.</text:p>
      <text:p text:style-name="P211"/>
      <text:p text:style-name="P180">Classi di mutazioni:</text:p>
      <text:list text:style-name="L23">
        <text:list-item>
          <text:p text:style-name="P181">Mancata sintesi del CFTR:<text:span text:style-name="T4"> </text:span><text:span text:style-name="T15">Mutazioni che impediscono la formazione di un RNA completo. </text:span><text:span text:style-name="T4">Proteina prodotta tronca oppure nessuna proteina che raggiunge lo stadio maturo. </text:span></text:p>
        </text:list-item>
        <text:list-item>
          <text:p text:style-name="P182">Anomalie nella maturazione e nel trasporto di CFTR in membrana:<text:span text:style-name="T4"> Difetti nel processo post-traduzionale, ridotta quantità di CFTR trasportata sulla superficie cellulare. </text:span><text:span text:style-name="T16">Esempio F</text:span><text:span text:style-name="T17">5</text:span><text:span text:style-name="T16">08del: </text:span><text:span text:style-name="T17">porta alla produzione di CFTR che ha difficoltà nei vari stadi di checkpoint, se raggiunge la membrana è instabile ed è rimosso rapidamente</text:span><text:span text:style-name="T16">.</text:span></text:p>
        </text:list-item>
        <text:list-item>
          <text:p text:style-name="P183">Ridotta durata del CFTR nello stato aperto (difetto di regolazione): <text:span text:style-name="T4">Il CFTR raggiunge la superficie ma rimane aperto per poco tempo.</text:span></text:p>
        </text:list-item>
        <text:list-item>
          <text:p text:style-name="P183">Ridotta capacità di trasporto del cloro anche nello stato aperto (difetto di conduzione)</text:p>
        </text:list-item>
        <text:list-item>
          <text:p text:style-name="P183">Ridotta espressione di CFTR in membrana (difetto di quantità)<text:span text:style-name="T4">: Es. difetto di splicing, la proteina è poca ma funziona bene.</text:span></text:p>
        </text:list-item>
        <text:list-item>
          <text:p text:style-name="P184">Ridotta stabilità in plasmamembrana:<text:span text:style-name="T4"> Ridotta stabilità oppure turnover accelerato. In entrambi i casi viene ridotta la quantità di proteina in superficie.</text:span></text:p>
        </text:list-item>
        <text:list-item>
          <text:p text:style-name="P185"><text:span text:style-name="T43">Mancata sintesi di mRNA del CFTR</text:span><text:span text:style-name="T18"> (proposta di recente): è una variante della classe 1 ma si presenta molto diversa. </text:span><text:span text:style-name="T19">Una proposta è indicare questa classe come 1A, e la classe 1 come 1B per mantenere l’ordine di gravità.</text:span><text:span text:style-name="T44"> </text:span><text:span text:style-name="T4"><text:s/></text:span></text:p>
        </text:list-item>
      </text:list>
      <text:p text:style-name="P186">Terapie:<text:span text:style-name="T4"> Ne sono state sviluppate 3 categorie.</text:span></text:p>
      <text:list text:style-name="L24">
        <text:list-item>
          <text:p text:style-name="P188">Correttori read-through:<text:span text:style-name="T4"> costringono il ribosoma a passare oltre a mutazioni non-senso.</text:span></text:p>
        </text:list-item>
        <text:list-item>
          <text:p text:style-name="P188">Correttori:<text:span text:style-name="T4"> Spingono il folding del CFTR.</text:span></text:p>
        </text:list-item>
        <text:list-item>
          <text:p text:style-name="P188">Potenziatori:<text:span text:style-name="T4"> Facilitano l’apertura del canale.</text:span></text:p>
        </text:list-item>
      </text:list>
      <text:p text:style-name="P187"><text:span text:style-name="T4"/></text:p>
      <text:p text:style-name="P187"><text:span text:style-name="T4">Sono ovviamente usati in patologie di classe diversa.</text:span></text:p>
      <text:p text:style-name="P187"><text:span text:style-name="T4">Sono in sviluppo stabilizzatori ed amplificatosi.</text:span></text:p>
      <text:p text:style-name="P187"><text:span text:style-name="T4"/></text:p>
      <text:p text:style-name="P189"><text:span text:style-name="T4">Mutazioni come la F508del hanno più risvolti quindi non possono essere trattate con un farmaco solo. </text:span><text:span text:style-name="T20">Le combinazioni di più farmaci sono parzialmente efficaci.</text:span></text:p>
      <text:p text:style-name="P189"><text:span text:style-name="T20"/></text:p>
      <text:p text:style-name="P190"><text:span text:style-name="T20">I </text:span><text:span text:style-name="T4">modelli principali in cui si studia la fibrosi cistica sono gli </text:span>organoidi<text:span text:style-name="T4">, sferette coltivate in vitro partendo da cellule ricavate da biopsie rettali (esprimono CFTR).</text:span></text:p>
      <text:p text:style-name="P190"><text:span text:style-name="T4">Essendo strutture chiuse se si stimola la funzione di CFTR sano questo fa entrare cloro, sodio ed acqua (osmosi) all’interno dell’organoide (rigonfiamento dell’organoide). Se si danno gli stessi stimoli all’organoide mutato non si ottiene reazione. Permette quindi anche di testare velocemente farmaci.</text:span></text:p>
      <text:p text:style-name="P191"><text:span text:style-name="T4">Sono allo studio organoidi costruiti a partire da cellule dell’epitelio nasale o da staminali pluripotenti indotte.</text:span></text:p>
      <text:p text:style-name="P191"><text:span text:style-name="T4"/></text:p>
      <text:p text:style-name="P192">Aspetti infiammatori della Fibrosi Cistica</text:p>
      <text:p text:style-name="P212">Il muco viscoso intrappola microorganismi e determina l’instaurazione di processi infettivi ed infiammatori cronici. Le secrezioni viscose limitano la diffusione di ossigeno, ciò facilita la crescita batterica ma ostacola le cellule del sistema immunitario.</text:p>
      <text:p text:style-name="P212">Inoltre l’acidificazione del muco (bicarbonato carente) impedisce la corretta funzione delle proteine di difesa antimicrobiche.</text:p>
      <text:p text:style-name="P213">Lo studio del processo infiammatorio e del tipo di accumulo mucoso permette di determinare, tra le altre cose, la possibilità che hanno i farmaci di raggiungere il loro bersaglio.</text:p>
      <text:p text:style-name="P214">Nella fibrosi cistica il glutatione cala in maniera più marcata rispetto a quanto accade di solito nei processi infiammatori, anche a causa del fatto che uno dei ruoli di CFTR sia il trasporto di glutatione.</text:p>
      <text:p text:style-name="P214">L’insufficienza pancreatica contribuisce ad insufficiente assorbimento, ad esempio delle vitamine liposolubili, che sono antiossidanti (ulteriore peggioramento del quadro ossidativo).</text:p>
      <text:p text:style-name="P214"/>
      <text:p text:style-name="P214">Lo stress del reticolo produce il rilascio di IL-1 ed TFN-alfa. Nei soggetti con fibrosi cistica si riscontrano livelli di interleuchine primarie più alti del normale <text:span text:style-name="T45">(</text:span><text:span text:style-name="T3">stato infiammatorio latente</text:span><text:span text:style-name="T45">). A causa di ciò quando si ha infiammazione la risposta è più potente rispetto al normale.</text:span></text:p>
      <text:p text:style-name="P214"/>
      <text:p text:style-name="P215">CFTR è presente anche dalle cellule immunitarie, il suo malfunzionamento porta ad aumentata espressione di TLR, più intensa risposta ad LPS ed altri processi infettivi.</text:p>
      <text:p text:style-name="P215"/>
      <text:p text:style-name="P193">Ruolo dei neutrofili:<text:span text:style-name="T4"> Processo infiammatorio cronico non risolutivo, infiltrazione neutrofilica con rilascio di specie reattive ed enzimi proteolitici che danneggiano la matrice (Es. polmone) e contribuisce a distruggere ulteriormente il CFT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2-01T12:13:56.656870516</dc:date>
    <meta:editing-duration>PT16H19M48S</meta:editing-duration>
    <meta:editing-cycles>124</meta:editing-cycles>
    <meta:generator>LibreOffice/7.6.3.2$Linux_X86_64 LibreOffice_project/60$Build-2</meta:generator>
    <meta:document-statistic meta:table-count="0" meta:image-count="0" meta:object-count="0" meta:page-count="25" meta:paragraph-count="531" meta:word-count="11230" meta:character-count="79885" meta:non-whitespace-character-count="69236"/>
  </office:meta>
</office:document-meta>
</file>